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5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6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1cm" fo:margin-right="0cm" fo:text-align="start" fo:text-indent="0.5cm"/>
    </style:style>
    <style:style style:name="P5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style:paragraph-properties fo:margin-left="2cm" fo:margin-right="0cm" fo:text-align="start" fo:text-indent="0cm"/>
    </style:style>
    <style:style style:name="P11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dee6ef"/>
      <style:paragraph-properties fo:text-align="center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.032cm" svg:height="2.54cm" svg:x="0cm" svg:y="0cm" presentation:class="title">
          <draw:text-box>
            <text:p>Multiphase LBM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7.94cm" svg:height="1.905cm" svg:x="0cm" svg:y="0cm" presentation:class="title" presentation:user-transformed="true">
          <draw:text-box>
            <text:p text:style-name="P4"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w</text:span><text:span text:style-name="T1">o</text:span><text:span text:style-name="T1">-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</draw:text-box>
        </draw:frame>
        <draw:g>
          <draw:g>
            <svg:title>TexMaths</svg:title>
            <svg:desc>28§display§\Psi(x) = \int [ \mathcal{F}(\rho(x)) +  \mathcal{L}(\nabla\rho(x)) ] dx§svg§600§FALSE§</svg:desc>
            <draw:path draw:style-name="gr2" draw:text-style-name="P6" draw:layer="layout" svg:width="10.754cm" svg:height="1.535cm" svg:x="6.477cm" svg:y="3.211cm" svg:viewBox="0 0 10755 1536" svg:d="M5378 1536c-1792 0-3586 0-5378 0 0-512 0-1024 0-1536 3585 0 7170 0 10755 0 0 512 0 1024 0 1536-1793 0-3584 0-5377 0z">
              <text:p/>
            </draw:path>
            <draw:path draw:style-name="gr3" draw:text-style-name="P7" draw:layer="layout" svg:width="0.481cm" svg:height="0.494cm" svg:x="6.481cm" svg:y="3.665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  <text:p/>
            </draw:path>
            <draw:path draw:style-name="gr3" draw:text-style-name="P7" draw:layer="layout" svg:width="0.168cm" svg:height="0.722cm" svg:x="7.076cm" svg:y="3.618cm" svg:viewBox="0 0 169 723" svg:d="M169 716c0-2 0-4-12-16-91-91-114-227-114-339 0-126 27-252 116-342 10-9 10-11 10-13 0-4-4-6-8-6-6 0-72 47-116 140-35 81-45 161-45 221 0 56 8 145 48 227 45 89 107 135 113 135 4 0 8-3 8-7z">
              <text:p/>
            </draw:path>
            <draw:path draw:style-name="gr3" draw:text-style-name="P7" draw:layer="layout" svg:width="0.361cm" svg:height="0.327cm" svg:x="7.308cm" svg:y="3.841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  <text:p/>
            </draw:path>
            <draw:path draw:style-name="gr3" draw:text-style-name="P7" draw:layer="layout" svg:width="0.168cm" svg:height="0.722cm" svg:x="7.744cm" svg:y="3.618cm" svg:viewBox="0 0 169 723" svg:d="M169 361c0-55-8-144-49-225-44-91-106-136-112-136s-8 2-8 6c0 2 0 4 14 17 71 72 112 188 112 338 0 124-27 252-116 343-10 8-10 10-10 12 0 4 2 7 8 7s73-48 114-141c37-80 47-159 47-221z">
              <text:p/>
            </draw:path>
            <draw:path draw:style-name="gr3" draw:text-style-name="P7" draw:layer="layout" svg:width="0.483cm" svg:height="0.168cm" svg:x="8.228cm" svg:y="3.894cm" svg:viewBox="0 0 484 169" svg:d="M459 29c10 0 25 0 25-15 0-14-15-14-25-14-146 0-291 0-436 0-9 0-23 0-23 14 0 15 14 15 25 15 144 0 289 0 434 0zM459 169c10 0 25 0 25-14 0-15-15-15-25-15-145 0-290 0-434 0-11 0-25 0-25 15 0 14 14 14 23 14 145 0 290 0 436 0z">
              <text:p/>
            </draw:path>
            <draw:path draw:style-name="gr3" draw:text-style-name="P7" draw:layer="layout" svg:width="0.642cm" svg:height="1.609cm" svg:x="8.994cm" svg:y="3.174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  <text:p/>
            </draw:path>
            <draw:path draw:style-name="gr3" draw:text-style-name="P7" draw:layer="layout" svg:width="0.098cm" svg:height="0.722cm" svg:x="9.764cm" svg:y="3.618cm" svg:viewBox="0 0 99 723" svg:d="M99 723c0-10 0-20 0-29-23 0-47 0-70 0 0-222 0-444 0-665 23 0 47 0 70 0 0-10 0-19 0-29-33 0-66 0-99 0 0 241 0 482 0 723 33 0 66 0 99 0z">
              <text:p/>
            </draw:path>
            <draw:path draw:style-name="gr3" draw:text-style-name="P7" draw:layer="layout" svg:width="0.59cm" svg:height="0.518cm" svg:x="9.892cm" svg:y="3.665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  <text:p/>
            </draw:path>
            <draw:path draw:style-name="gr3" draw:text-style-name="P7" draw:layer="layout" svg:width="0.168cm" svg:height="0.722cm" svg:x="10.546cm" svg:y="3.618cm" svg:viewBox="0 0 169 723" svg:d="M169 716c0-2 0-4-12-16-91-91-114-227-114-339 0-126 27-252 116-342 10-9 10-11 10-13 0-4-4-6-8-6-6 0-72 47-116 140-37 81-45 161-45 221 0 56 8 145 48 227 45 89 107 135 113 135 4 0 8-3 8-7z">
              <text:p/>
            </draw:path>
            <draw:path draw:style-name="gr3" draw:text-style-name="P7" draw:layer="layout" svg:width="0.34cm" svg:height="0.476cm" svg:x="10.779cm" svg:y="3.841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  <text:p/>
            </draw:path>
            <draw:path draw:style-name="gr3" draw:text-style-name="P7" draw:layer="layout" svg:width="0.166cm" svg:height="0.722cm" svg:x="11.205cm" svg:y="3.618cm" svg:viewBox="0 0 167 723" svg:d="M167 716c0-2 0-4-12-16-91-91-114-227-114-339 0-126 27-252 118-342 8-9 8-11 8-13 0-4-2-6-6-6-8 0-74 47-116 140-37 81-45 161-45 221 0 56 6 145 48 227 43 89 105 135 113 135 4 0 6-3 6-7z">
              <text:p/>
            </draw:path>
            <draw:path draw:style-name="gr3" draw:text-style-name="P7" draw:layer="layout" svg:width="0.361cm" svg:height="0.327cm" svg:x="11.436cm" svg:y="3.841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  <text:p/>
            </draw:path>
            <draw:path draw:style-name="gr3" draw:text-style-name="P7" draw:layer="layout" svg:width="0.168cm" svg:height="0.722cm" svg:x="11.87cm" svg:y="3.618cm" svg:viewBox="0 0 169 723" svg:d="M169 361c0-55-8-144-47-225-46-91-108-136-114-136-4 0-8 2-8 6 0 2 0 4 14 17 71 72 112 188 112 338 0 124-27 252-116 343-10 8-10 10-10 12 0 4 4 7 8 7 6 0 73-48 116-141 37-80 45-159 45-221z">
              <text:p/>
            </draw:path>
            <draw:path draw:style-name="gr3" draw:text-style-name="P7" draw:layer="layout" svg:width="0.166cm" svg:height="0.722cm" svg:x="12.154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483cm" svg:height="0.482cm" svg:x="12.595cm" svg:y="3.738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  <text:p/>
            </draw:path>
            <draw:path draw:style-name="gr3" draw:text-style-name="P7" draw:layer="layout" svg:width="0.452cm" svg:height="0.525cm" svg:x="13.304cm" svg:y="3.649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  <text:p/>
            </draw:path>
            <draw:path draw:style-name="gr3" draw:text-style-name="P7" draw:layer="layout" svg:width="0.168cm" svg:height="0.722cm" svg:x="13.854cm" svg:y="3.618cm" svg:viewBox="0 0 169 723" svg:d="M169 716c0-2 0-4-12-16-91-91-116-227-116-339 0-126 29-252 118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536cm" svg:height="0.517cm" svg:x="14.097cm" svg:y="3.665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  <text:p/>
            </draw:path>
            <draw:path draw:style-name="gr3" draw:text-style-name="P7" draw:layer="layout" svg:width="0.342cm" svg:height="0.476cm" svg:x="14.691cm" svg:y="3.841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  <text:p/>
            </draw:path>
            <draw:path draw:style-name="gr3" draw:text-style-name="P7" draw:layer="layout" svg:width="0.168cm" svg:height="0.722cm" svg:x="15.116cm" svg:y="3.618cm" svg:viewBox="0 0 169 723" svg:d="M169 716c0-2 0-4-12-16-91-91-114-227-114-339 0-126 27-252 116-342 10-9 10-11 10-13 0-4-4-6-8-6-6 0-72 47-116 140-37 81-45 161-45 221 0 56 8 145 48 227 43 89 107 135 113 135 4 0 8-3 8-7z">
              <text:p/>
            </draw:path>
            <draw:path draw:style-name="gr3" draw:text-style-name="P7" draw:layer="layout" svg:width="0.361cm" svg:height="0.327cm" svg:x="15.348cm" svg:y="3.841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  <text:p/>
            </draw:path>
            <draw:path draw:style-name="gr3" draw:text-style-name="P7" draw:layer="layout" svg:width="0.166cm" svg:height="0.722cm" svg:x="15.783cm" svg:y="3.618cm" svg:viewBox="0 0 167 723" svg:d="M167 361c0-55-6-144-47-225-44-91-106-136-114-136-4 0-6 2-6 6 0 2 0 4 14 17 71 72 112 188 112 338 0 124-27 252-118 343-8 8-8 10-8 12 0 4 2 7 6 7 8 0 75-48 116-141 37-80 45-159 45-221z">
              <text:p/>
            </draw:path>
            <draw:path draw:style-name="gr3" draw:text-style-name="P7" draw:layer="layout" svg:width="0.166cm" svg:height="0.722cm" svg:x="16.066cm" svg:y="3.618cm" svg:viewBox="0 0 167 723" svg:d="M167 361c0-55-8-144-47-225-44-91-106-136-114-136-4 0-6 2-6 6 0 2 0 4 12 17 73 72 114 188 114 338 0 124-27 252-118 343-8 8-8 10-8 12 0 4 2 7 6 7 8 0 73-48 116-141 37-80 45-159 45-221z">
              <text:p/>
            </draw:path>
            <draw:path draw:style-name="gr3" draw:text-style-name="P7" draw:layer="layout" svg:width="0.098cm" svg:height="0.722cm" svg:x="16.322cm" svg:y="3.618cm" svg:viewBox="0 0 99 723" svg:d="M99 0c-33 0-66 0-99 0 0 10 0 19 0 29 23 0 47 0 70 0 0 221 0 443 0 665-23 0-47 0-70 0 0 9 0 19 0 29 33 0 66 0 99 0 0-241 0-482 0-723z">
              <text:p/>
            </draw:path>
            <draw:path draw:style-name="gr3" draw:text-style-name="P7" draw:layer="layout" svg:width="0.344cm" svg:height="0.511cm" svg:x="16.537cm" svg:y="3.657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  <text:p/>
            </draw:path>
            <draw:path draw:style-name="gr3" draw:text-style-name="P7" draw:layer="layout" svg:width="0.361cm" svg:height="0.327cm" svg:x="16.907cm" svg:y="3.841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  <text:p/>
            </draw:path>
          </draw:g>
          <draw:frame draw:style-name="gr4" draw:text-style-name="P8" draw:layer="layout" svg:width="5.713cm" svg:height="1.903cm" svg:x="1.399cm" svg:y="3.4cm">
            <draw:text-box>
              <text:p><text:span text:style-name="T2">F</text:span><text:span text:style-name="T2">r</text:span><text:span text:style-name="T2">e</text:span><text:span text:style-name="T2">e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/text:p>
            </draw:text-box>
          </draw:frame>
        </draw:g>
        <draw:g>
          <svg:title>TexMaths</svg:title>
          <svg:desc>20§inline§\mathcal{F}(\rho (x) ) \text { - bulk free energy}  §svg§600§FALSE§</svg:desc>
          <draw:path draw:style-name="gr2" draw:text-style-name="P6" draw:layer="layout" svg:width="7.988cm" svg:height="0.627cm" svg:x="1.663cm" svg:y="5.422cm" svg:viewBox="0 0 7989 628" svg:d="M3996 628c-1332 0-2664 0-3996 0 0-209 0-419 0-628 2663 0 5326 0 7989 0 0 209 0 419 0 628-1331 0-2662 0-3993 0z">
            <text:p/>
          </draw:path>
          <draw:path draw:style-name="gr3" draw:text-style-name="P7" draw:layer="layout" svg:width="0.571cm" svg:height="0.5cm" svg:x="1.639cm" svg:y="5.432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7" draw:layer="layout" svg:width="0.163cm" svg:height="0.699cm" svg:x="2.271cm" svg:y="5.386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7" draw:layer="layout" svg:width="0.331cm" svg:height="0.46cm" svg:x="2.497cm" svg:y="5.601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7" draw:layer="layout" svg:width="0.161cm" svg:height="0.699cm" svg:x="2.909cm" svg:y="5.386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7" draw:layer="layout" svg:width="0.349cm" svg:height="0.316cm" svg:x="3.133cm" svg:y="5.601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7" draw:layer="layout" svg:width="0.161cm" svg:height="0.699cm" svg:x="3.554cm" svg:y="5.386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7" draw:layer="layout" svg:width="0.163cm" svg:height="0.699cm" svg:x="3.825cm" svg:y="5.386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7" draw:layer="layout" svg:width="0.185cm" svg:height="0.041cm" svg:x="4.301cm" svg:y="5.739cm" svg:viewBox="0 0 186 42" svg:d="M186 42c0-14 0-28 0-42-62 0-124 0-186 0 0 14 0 28 0 42 62 0 124 0 186 0z">
            <text:p/>
          </draw:path>
          <draw:path draw:style-name="gr3" draw:text-style-name="P7" draw:layer="layout" svg:width="0.345cm" svg:height="0.492cm" svg:x="4.781cm" svg:y="5.426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7" draw:layer="layout" svg:width="0.351cm" svg:height="0.316cm" svg:x="5.175cm" svg:y="5.601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7" draw:layer="layout" svg:width="0.155cm" svg:height="0.484cm" svg:x="5.565cm" svg:y="5.426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7" draw:layer="layout" svg:width="0.339cm" svg:height="0.484cm" svg:x="5.757cm" svg:y="5.426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7" draw:layer="layout" svg:width="0.227cm" svg:height="0.492cm" svg:x="6.364cm" svg:y="5.418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7" draw:layer="layout" svg:width="0.235cm" svg:height="0.308cm" svg:x="6.576cm" svg:y="5.601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7" draw:layer="layout" svg:width="0.271cm" svg:height="0.32cm" svg:x="6.852cm" svg:y="5.597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7" draw:layer="layout" svg:width="0.271cm" svg:height="0.32cm" svg:x="7.164cm" svg:y="5.597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7" draw:layer="layout" svg:width="0.271cm" svg:height="0.32cm" svg:x="7.709cm" svg:y="5.597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7" draw:layer="layout" svg:width="0.353cm" svg:height="0.308cm" svg:x="8.025cm" svg:y="5.601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8.413cm" svg:y="5.597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7" draw:layer="layout" svg:width="0.235cm" svg:height="0.308cm" svg:x="8.725cm" svg:y="5.601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7" draw:layer="layout" svg:width="0.321cm" svg:height="0.46cm" svg:x="8.999cm" svg:y="5.593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9.345cm" svg:y="5.609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6" draw:layer="layout" svg:width="13.219cm" svg:height="0.747cm" svg:x="1.65cm" svg:y="6.909cm" svg:viewBox="0 0 13220 748" svg:d="M0 0c4407 0 8813 0 13220 0 0 249 0 499 0 748-4407 0-8813 0-13220 0 0-249 0-499 0-748z">
            <text:p/>
          </draw:path>
          <draw:path draw:style-name="gr3" draw:text-style-name="P7" draw:layer="layout" svg:width="0.437cm" svg:height="0.508cm" svg:x="1.636cm" svg:y="6.959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7" draw:layer="layout" svg:width="0.163cm" svg:height="0.699cm" svg:x="2.168cm" svg:y="6.927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7" draw:layer="layout" svg:width="0.517cm" svg:height="0.5cm" svg:x="2.406cm" svg:y="6.975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7" draw:layer="layout" svg:width="0.331cm" svg:height="0.46cm" svg:x="2.978cm" svg:y="7.142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7" draw:layer="layout" svg:width="0.163cm" svg:height="0.699cm" svg:x="3.389cm" svg:y="6.927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7" draw:layer="layout" svg:width="0.349cm" svg:height="0.316cm" svg:x="3.613cm" svg:y="7.142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7" draw:layer="layout" svg:width="0.163cm" svg:height="0.699cm" svg:x="4.035cm" svg:y="6.927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7" draw:layer="layout" svg:width="0.161cm" svg:height="0.699cm" svg:x="4.309cm" svg:y="6.927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7" draw:layer="layout" svg:width="0.187cm" svg:height="0.041cm" svg:x="4.783cm" svg:y="7.28cm" svg:viewBox="0 0 188 42" svg:d="M0 0c63 0 125 0 188 0 0 14 0 28 0 42-63 0-125 0-188 0 0-14 0-28 0-42z">
            <text:p/>
          </draw:path>
          <draw:path draw:style-name="gr3" draw:text-style-name="P7" draw:layer="layout" svg:width="0.151cm" svg:height="0.466cm" svg:x="5.266cm" svg:y="6.985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7" draw:layer="layout" svg:width="0.351cm" svg:height="0.308cm" svg:x="5.462cm" svg:y="7.142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19cm" svg:height="0.436cm" svg:x="5.824cm" svg:y="7.023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7" draw:layer="layout" svg:width="0.271cm" svg:height="0.32cm" svg:x="6.102cm" svg:y="7.138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6.415cm" svg:y="7.142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7" draw:layer="layout" svg:width="0.227cm" svg:height="0.492cm" svg:x="6.693cm" svg:y="6.959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7" draw:layer="layout" svg:width="0.317cm" svg:height="0.32cm" svg:x="6.913cm" svg:y="7.138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7" draw:layer="layout" svg:width="0.267cm" svg:height="0.32cm" svg:x="7.259cm" svg:y="7.138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7" draw:layer="layout" svg:width="0.149cm" svg:height="0.466cm" svg:x="7.571cm" svg:y="6.985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7" draw:layer="layout" svg:width="0.315cm" svg:height="0.32cm" svg:x="7.773cm" svg:y="7.138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7" draw:layer="layout" svg:width="0.155cm" svg:height="0.484cm" svg:x="8.119cm" svg:y="6.967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7" draw:layer="layout" svg:width="0.227cm" svg:height="0.492cm" svg:x="8.547cm" svg:y="6.959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7" draw:layer="layout" svg:width="0.235cm" svg:height="0.308cm" svg:x="8.759cm" svg:y="7.142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7" draw:layer="layout" svg:width="0.271cm" svg:height="0.32cm" svg:x="9.035cm" svg:y="7.138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7" draw:layer="layout" svg:width="0.271cm" svg:height="0.32cm" svg:x="9.347cm" svg:y="7.138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7" draw:layer="layout" svg:width="0.271cm" svg:height="0.32cm" svg:x="9.892cm" svg:y="7.138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7" draw:layer="layout" svg:width="0.351cm" svg:height="0.308cm" svg:x="10.208cm" svg:y="7.142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7" draw:layer="layout" svg:width="0.271cm" svg:height="0.32cm" svg:x="10.594cm" svg:y="7.138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10.908cm" svg:y="7.142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7" draw:layer="layout" svg:width="0.321cm" svg:height="0.46cm" svg:x="11.182cm" svg:y="7.134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7" draw:layer="layout" svg:width="0.343cm" svg:height="0.444cm" svg:x="11.528cm" svg:y="7.15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7" draw:layer="layout" svg:width="0.467cm" svg:height="0.165cm" svg:x="12.119cm" svg:y="7.194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7" draw:layer="layout" svg:width="0.267cm" svg:height="0.22cm" svg:x="12.942cm" svg:y="6.961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7" draw:layer="layout" svg:width="0.329cm" svg:height="0.029cm" svg:x="12.904cm" svg:y="7.262cm" svg:viewBox="0 0 330 30" svg:d="M0 0c110 0 220 0 330 0 0 10 0 20 0 30-110 0-220 0-330 0 0-10 0-20 0-30z">
            <text:p/>
          </draw:path>
          <draw:path draw:style-name="gr3" draw:text-style-name="P7" draw:layer="layout" svg:width="0.217cm" svg:height="0.324cm" svg:x="12.96cm" svg:y="7.368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7" draw:layer="layout" svg:width="0.027cm" svg:height="0.699cm" svg:x="13.402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517cm" svg:height="0.5cm" svg:x="13.546cm" svg:y="6.975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7" draw:layer="layout" svg:width="0.331cm" svg:height="0.46cm" svg:x="14.12cm" svg:y="7.142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7" draw:layer="layout" svg:width="0.027cm" svg:height="0.699cm" svg:x="14.546cm" svg:y="6.927cm" svg:viewBox="0 0 28 700" svg:d="M28 26c0-12 0-26-14-26s-14 14-14 26c0 216 0 432 0 648 0 12 0 26 14 26s14-14 14-26c0-216 0-432 0-648z">
            <text:p/>
          </draw:path>
          <draw:path draw:style-name="gr3" draw:text-style-name="P7" draw:layer="layout" svg:width="0.217cm" svg:height="0.324cm" svg:x="14.688cm" svg:y="6.873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draw:g>
            <svg:title>TexMaths</svg:title>
            <svg:desc>20§display§\text{Surface Tension}§svg§600§FALSE§</svg:desc>
            <draw:path draw:style-name="gr2" draw:text-style-name="P6" draw:layer="layout" svg:width="4.755cm" svg:height="0.435cm" svg:x="1.605cm" svg:y="9.042cm" svg:viewBox="0 0 4756 436" svg:d="M0 0c1585 0 3171 0 4756 0 0 145 0 291 0 436-1585 0-3171 0-4756 0 0-145 0-291 0-436z">
              <text:p/>
            </draw:path>
            <draw:path draw:style-name="gr3" draw:text-style-name="P7" draw:layer="layout" svg:width="0.309cm" svg:height="0.507cm" svg:x="1.609cm" svg:y="9.006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  <text:p/>
            </draw:path>
            <draw:path draw:style-name="gr3" draw:text-style-name="P7" draw:layer="layout" svg:width="0.353cm" svg:height="0.316cm" svg:x="1.981cm" svg:y="9.189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  <text:p/>
            </draw:path>
            <draw:path draw:style-name="gr3" draw:text-style-name="P7" draw:layer="layout" svg:width="0.235cm" svg:height="0.308cm" svg:x="2.369cm" svg:y="9.189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  <text:p/>
            </draw:path>
            <draw:path draw:style-name="gr3" draw:text-style-name="P7" draw:layer="layout" svg:width="0.225cm" svg:height="0.491cm" svg:x="2.649cm" svg:y="9.006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  <text:p/>
            </draw:path>
            <draw:path draw:style-name="gr3" draw:text-style-name="P7" draw:layer="layout" svg:width="0.317cm" svg:height="0.32cm" svg:x="2.868cm" svg:y="9.185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  <text:p/>
            </draw:path>
            <draw:path draw:style-name="gr3" draw:text-style-name="P7" draw:layer="layout" svg:width="0.267cm" svg:height="0.32cm" svg:x="3.213cm" svg:y="9.185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  <text:p/>
            </draw:path>
            <draw:path draw:style-name="gr3" draw:text-style-name="P7" draw:layer="layout" svg:width="0.271cm" svg:height="0.32cm" svg:x="3.521cm" svg:y="9.185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  <text:p/>
            </draw:path>
            <draw:path draw:style-name="gr3" draw:text-style-name="P7" draw:layer="layout" svg:width="0.455cm" svg:height="0.471cm" svg:x="4.073cm" svg:y="9.026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  <text:p/>
            </draw:path>
            <draw:path draw:style-name="gr3" draw:text-style-name="P7" draw:layer="layout" svg:width="0.271cm" svg:height="0.32cm" svg:x="4.517cm" svg:y="9.185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  <text:p/>
            </draw:path>
            <draw:path draw:style-name="gr3" draw:text-style-name="P7" draw:layer="layout" svg:width="0.353cm" svg:height="0.308cm" svg:x="4.831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  <draw:path draw:style-name="gr3" draw:text-style-name="P7" draw:layer="layout" svg:width="0.229cm" svg:height="0.32cm" svg:x="5.222cm" svg:y="9.185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  <text:p/>
            </draw:path>
            <draw:path draw:style-name="gr3" draw:text-style-name="P7" draw:layer="layout" svg:width="0.151cm" svg:height="0.465cm" svg:x="5.498cm" svg:y="9.032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  <text:p/>
            </draw:path>
            <draw:path draw:style-name="gr3" draw:text-style-name="P7" draw:layer="layout" svg:width="0.311cm" svg:height="0.32cm" svg:x="5.69cm" svg:y="9.185cm" svg:viewBox="0 0 312 321" svg:d="M312 163c0-89-70-163-156-163-88 0-156 76-156 163 0 90 74 158 156 158 84 0 156-68 156-158zM156 303c-30 0-60-14-80-46-18-32-18-74-18-100s0-63 18-95 52-46 80-46c30 0 61 16 80 46s18 69 18 95 0 64-16 94c-16 32-46 52-82 52z">
              <text:p/>
            </draw:path>
            <draw:path draw:style-name="gr3" draw:text-style-name="P7" draw:layer="layout" svg:width="0.353cm" svg:height="0.308cm" svg:x="6.044cm" svg:y="9.189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  <text:p/>
            </draw:path>
          </draw:g>
          <draw:g>
            <svg:title>TexMaths</svg:title>
            <svg:desc>20§display§\sigma = \int_{- \infty}^{\infty}  \frac{\kappa}{2} | \nabla \rho|^2§svg§600§FALSE§</svg:desc>
            <draw:path draw:style-name="gr2" draw:text-style-name="P6" draw:layer="layout" svg:width="4.989cm" svg:height="1.569cm" svg:x="7.038cm" svg:y="8.552cm" svg:viewBox="0 0 4990 1570" svg:d="M0 0c1663 0 3327 0 4990 0 0 523 0 1047 0 1570-1663 0-3327 0-4990 0 0-523 0-1047 0-1570z">
              <text:p/>
            </draw:path>
            <draw:path draw:style-name="gr3" draw:text-style-name="P7" draw:layer="layout" svg:width="0.371cm" svg:height="0.309cm" svg:x="7.028cm" svg:y="9.211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  <text:p/>
            </draw:path>
            <draw:path draw:style-name="gr3" draw:text-style-name="P7" draw:layer="layout" svg:width="0.465cm" svg:height="0.163cm" svg:x="7.664cm" svg:y="9.257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3" draw:text-style-name="P7" draw:layer="layout" svg:width="0.623cm" svg:height="1.557cm" svg:x="8.403cm" svg:y="8.56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  <text:p/>
            </draw:path>
            <draw:path draw:style-name="gr3" draw:text-style-name="P7" draw:layer="layout" svg:width="0.483cm" svg:height="0.221cm" svg:x="9.105cm" svg:y="8.5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  <text:p/>
            </draw:path>
            <draw:path draw:style-name="gr3" draw:text-style-name="P7" draw:layer="layout" svg:width="0.333cm" svg:height="0.023cm" svg:x="8.807cm" svg:y="10.018cm" svg:viewBox="0 0 334 24" svg:d="M314 24c8 0 20 0 20-12s-12-12-20-12c-98 0-196 0-294 0-8 0-20 0-20 12s12 12 20 12c98 0 196 0 294 0z">
              <text:p/>
            </draw:path>
            <draw:path draw:style-name="gr3" draw:text-style-name="P7" draw:layer="layout" svg:width="0.483cm" svg:height="0.221cm" svg:x="9.231cm" svg:y="9.936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  <text:p/>
            </draw:path>
            <draw:path draw:style-name="gr3" draw:text-style-name="P7" draw:layer="layout" svg:width="0.345cm" svg:height="0.317cm" svg:x="10.028cm" svg:y="8.73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  <text:p/>
            </draw:path>
            <draw:path draw:style-name="gr3" draw:text-style-name="P7" draw:layer="layout" svg:width="0.403cm" svg:height="0.027cm" svg:x="9.99cm" svg:y="9.325cm" svg:viewBox="0 0 404 28" svg:d="M0 0c135 0 269 0 404 0 0 9 0 19 0 28-135 0-269 0-404 0 0-9 0-19 0-28z">
              <text:p/>
            </draw:path>
            <draw:path draw:style-name="gr3" draw:text-style-name="P7" draw:layer="layout" svg:width="0.279cm" svg:height="0.464cm" svg:x="10.052cm" svg:y="9.529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  <text:p/>
            </draw:path>
            <draw:path draw:style-name="gr3" draw:text-style-name="P7" draw:layer="layout" svg:width="0.027cm" svg:height="0.7cm" svg:x="10.562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519cm" svg:height="0.5cm" svg:x="10.706cm" svg:y="9.035cm" svg:viewBox="0 0 520 501" svg:d="M516 14c2-2 4-6 4-8 0-6-2-6-18-6-161 0-323 0-484 0-16 0-18 0-18 6 0 2 2 6 4 8 79 158 159 316 238 473 4 10 6 14 18 14s14-4 18-14c79-157 158-315 238-473zM88 50c129 0 257 0 386 0-64 128-128 257-192 385-65-128-129-257-194-385z">
              <text:p/>
            </draw:path>
            <draw:path draw:style-name="gr3" draw:text-style-name="P7" draw:layer="layout" svg:width="0.331cm" svg:height="0.46cm" svg:x="11.279cm" svg:y="9.203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  <text:p/>
            </draw:path>
            <draw:path draw:style-name="gr3" draw:text-style-name="P7" draw:layer="layout" svg:width="0.027cm" svg:height="0.7cm" svg:x="11.705cm" svg:y="8.987cm" svg:viewBox="0 0 28 701" svg:d="M28 26c0-12 0-26-14-26s-14 14-14 26c0 217 0 434 0 651 0 12 0 24 14 24s14-12 14-24c0-217 0-434 0-651z">
              <text:p/>
            </draw:path>
            <draw:path draw:style-name="gr3" draw:text-style-name="P7" draw:layer="layout" svg:width="0.217cm" svg:height="0.327cm" svg:x="11.847cm" svg:y="8.898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  <text:p/>
            </draw:path>
          </draw:g>
        </draw:g>
        <draw:g>
          <svg:title>TexMaths</svg:title>
          <svg:desc>20§display§F_\alpha = \kappa \rho \mathbf{\nabla_{\alpha} \rho}§svg§600§FALSE§</svg:desc>
          <draw:path draw:style-name="gr2" draw:text-style-name="P6" draw:layer="layout" svg:width="3.821cm" svg:height="0.555cm" svg:x="11.682cm" svg:y="11.383cm" svg:viewBox="0 0 3822 556" svg:d="M0 0c1274 0 2548 0 3822 0 0 185 0 371 0 556-1274 0-2548 0-3822 0 0-185 0-371 0-556z">
            <text:p/>
          </draw:path>
          <draw:path draw:style-name="gr3" draw:text-style-name="P7" draw:layer="layout" svg:width="0.499cm" svg:height="0.473cm" svg:x="11.672cm" svg:y="11.349cm" svg:viewBox="0 0 500 474" svg:d="M186 247c23 0 47 0 70 0 52 0 58 12 58 32 0 6 0 14-6 34 0 4-1 5-2 8 0 6 4 8 8 8 8 0 8-2 12-14 12-51 25-101 38-152 2-7 2-9 2-11-3-2-1-6-8-6s-8 2-10 13c-16 54-32 68-92 68-21 0-43 0-64 0 15-59 31-118 46-177 6-26 6-28 38-28 31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8 0 16 0 16-11 0-6-3-6-4-8-2-2-4-2-20-2s-20 0-36 0c-22-2-24-6-24-14 0-2 0-6 4-16 14-59 28-117 42-176z">
            <text:p/>
          </draw:path>
          <draw:path draw:style-name="gr3" draw:text-style-name="P7" draw:layer="layout" svg:width="0.301cm" svg:height="0.218cm" svg:x="12.128cm" svg:y="11.714cm" svg:viewBox="0 0 302 219" svg:d="M238 146c46-46 64-112 64-116 0-8-6-8-8-8-6 0-6 2-10 14-10 32-26 62-46 88 0-8-2-40-2-44-8-50-44-80-94-80-72 0-142 66-142 136 0 43 34 83 90 83 46 0 86-20 114-42 12 36 36 42 52 42 28 0 46-24 46-34 0-6-6-6-8-6-8 0-8 2-10 6-6 18-22 20-28 20s-14 0-18-59zM200 163c-48 38-90 42-108 42-32 0-50-20-50-53 0-14 6-68 32-102 22-28 50-36 68-36 38 0 50 36 54 68 4 20 2 56 4 81z">
            <text:p/>
          </draw:path>
          <draw:path draw:style-name="gr3" draw:text-style-name="P7" draw:layer="layout" svg:width="0.467cm" svg:height="0.162cm" svg:x="12.731cm" svg:y="11.568cm" svg:viewBox="0 0 468 163" svg:d="M444 28c10 0 24 0 24-14s-14-14-24-14c-140 0-280 0-420 0-10 0-24 0-24 14s14 14 24 14c140 0 280 0 420 0zM444 163c10 0 24 0 24-13 0-14-14-14-24-14-140 0-280 0-420 0-10 0-24 0-24 14 0 13 14 13 24 13 140 0 280 0 420 0z">
            <text:p/>
          </draw:path>
          <draw:path draw:style-name="gr3" draw:text-style-name="P7" draw:layer="layout" svg:width="0.343cm" svg:height="0.316cm" svg:x="13.473cm" svg:y="11.514cm" svg:viewBox="0 0 344 317" svg:d="M2 283c-2 10-2 10-2 16 0 12 10 18 20 18 22 0 26-16 32-38 6-26 2-12 32-129 60 2 120 13 120 59 0 4 0 8-2 14-2 12-2 20-2 24 0 42 28 70 64 70 22 0 40-12 54-36 18-30 26-70 26-72 0-6-6-6-8-6-6 0-8 2-10 12-12 48-28 86-60 86-16 0-24-8-24-32 0-12 4-28 6-40 2-6 4-16 4-24 0-63-96-69-136-71 22-12 46-30 64-46 32-28 54-46 82-56-2 2-4 10-4 14 0 8 4 24 26 24s38-20 38-36c0-8-2-26-28-26-42 0-84 36-116 62-46 40-64 50-88 60 2-8 10-44 14-56 4-18 12-50 12-54 0-12-8-20-20-20-2 0-22 0-28 26-22 86-44 171-66 257z">
            <text:p/>
          </draw:path>
          <draw:path draw:style-name="gr3" draw:text-style-name="P7" draw:layer="layout" svg:width="0.329cm" svg:height="0.46cm" svg:x="13.861cm" svg:y="11.514cm" svg:viewBox="0 0 330 461" svg:d="M2 431c-2 8-2 10-2 12 0 10 6 18 18 18 16 0 24-12 26-14 2-8 26-100 44-176 14 28 36 46 70 46 82 0 172-98 172-201 0-76-46-116-96-116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517cm" svg:height="0.499cm" svg:x="14.235cm" svg:y="11.347cm" svg:viewBox="0 0 518 500" svg:d="M516 16c0-2 2-8 2-10 0-6 0-6-16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3" draw:text-style-name="P7" draw:layer="layout" svg:width="0.301cm" svg:height="0.218cm" svg:x="14.818cm" svg:y="11.714cm" svg:viewBox="0 0 302 219" svg:d="M238 146c46-46 64-112 64-116 0-8-6-8-10-8-6 0-6 2-10 14-8 32-24 62-46 88 0-8 0-40-2-44-6-50-44-80-94-80-72 0-140 66-140 136 0 43 32 83 90 83 44 0 86-20 112-42 12 36 38 42 52 42 28 0 46-24 46-34 0-6-6-6-8-6-6 0-8 2-8 6-8 18-22 20-28 20-8 0-16 0-18-59zM200 163c-48 38-90 42-110 42-32 0-50-20-50-53 0-14 8-68 32-102 24-28 52-36 68-36 40 0 52 36 56 68 2 20 2 56 4 81z">
            <text:p/>
          </draw:path>
          <draw:path draw:style-name="gr3" draw:text-style-name="P7" draw:layer="layout" svg:width="0.331cm" svg:height="0.46cm" svg:x="15.208cm" svg:y="11.514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display§\text{Force from the Surface Tension}§svg§600§FALSE§</svg:desc>
          <draw:path draw:style-name="gr2" draw:text-style-name="P6" draw:layer="layout" svg:width="9.514cm" svg:height="0.437cm" svg:x="1.563cm" svg:y="11.339cm" svg:viewBox="0 0 9515 438" svg:d="M0 0c3172 0 6343 0 9515 0 0 146 0 292 0 438-3172 0-6343 0-9515 0 0-146 0-292 0-438z">
            <text:p/>
          </draw:path>
          <draw:path draw:style-name="gr3" draw:text-style-name="P7" draw:layer="layout" svg:width="0.403cm" svg:height="0.475cm" svg:x="1.551cm" svg:y="11.321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3" draw:text-style-name="P7" draw:layer="layout" svg:width="0.311cm" svg:height="0.321cm" svg:x="1.947cm" svg:y="11.483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3" draw:text-style-name="P7" draw:layer="layout" svg:width="0.235cm" svg:height="0.309cm" svg:x="2.299cm" svg:y="11.487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3" draw:text-style-name="P7" draw:layer="layout" svg:width="0.267cm" svg:height="0.321cm" svg:x="2.577cm" svg:y="11.483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3" draw:text-style-name="P7" draw:layer="layout" svg:width="0.271cm" svg:height="0.321cm" svg:x="2.885cm" svg:y="11.483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3" draw:text-style-name="P7" draw:layer="layout" svg:width="0.227cm" svg:height="0.493cm" svg:x="3.434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3" draw:text-style-name="P7" draw:layer="layout" svg:width="0.235cm" svg:height="0.309cm" svg:x="3.646cm" svg:y="11.487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3" draw:text-style-name="P7" draw:layer="layout" svg:width="0.309cm" svg:height="0.321cm" svg:x="3.922cm" svg:y="11.483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3" draw:text-style-name="P7" draw:layer="layout" svg:width="0.547cm" svg:height="0.309cm" svg:x="4.276cm" svg:y="11.487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3" draw:text-style-name="P7" draw:layer="layout" svg:width="0.219cm" svg:height="0.437cm" svg:x="5.086cm" svg:y="11.367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3" draw:text-style-name="P7" draw:layer="layout" svg:width="0.353cm" svg:height="0.485cm" svg:x="5.368cm" svg:y="11.311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3" draw:text-style-name="P7" draw:layer="layout" svg:width="0.271cm" svg:height="0.321cm" svg:x="5.756cm" svg:y="11.483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3" draw:text-style-name="P7" draw:layer="layout" svg:width="0.311cm" svg:height="0.509cm" svg:x="6.321cm" svg:y="11.303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3" draw:text-style-name="P7" draw:layer="layout" svg:width="0.353cm" svg:height="0.317cm" svg:x="6.695cm" svg:y="11.487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3" draw:text-style-name="P7" draw:layer="layout" svg:width="0.235cm" svg:height="0.309cm" svg:x="7.083cm" svg:y="11.487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3" draw:text-style-name="P7" draw:layer="layout" svg:width="0.227cm" svg:height="0.493cm" svg:x="7.361cm" svg:y="11.303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3" draw:text-style-name="P7" draw:layer="layout" svg:width="0.315cm" svg:height="0.321cm" svg:x="7.583cm" svg:y="11.483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3" draw:text-style-name="P7" draw:layer="layout" svg:width="0.267cm" svg:height="0.321cm" svg:x="7.929cm" svg:y="11.483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3" draw:text-style-name="P7" draw:layer="layout" svg:width="0.271cm" svg:height="0.321cm" svg:x="8.237cm" svg:y="11.483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3" draw:text-style-name="P7" draw:layer="layout" svg:width="0.455cm" svg:height="0.473cm" svg:x="8.789cm" svg:y="11.323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3" draw:text-style-name="P7" draw:layer="layout" svg:width="0.271cm" svg:height="0.321cm" svg:x="9.233cm" svg:y="11.483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3" draw:text-style-name="P7" draw:layer="layout" svg:width="0.353cm" svg:height="0.309cm" svg:x="9.546cm" svg:y="11.487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3" draw:text-style-name="P7" draw:layer="layout" svg:width="0.229cm" svg:height="0.321cm" svg:x="9.938cm" svg:y="11.483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3" draw:text-style-name="P7" draw:layer="layout" svg:width="0.151cm" svg:height="0.467cm" svg:x="10.214cm" svg:y="11.329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3" draw:text-style-name="P7" draw:layer="layout" svg:width="0.311cm" svg:height="0.321cm" svg:x="10.406cm" svg:y="11.483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3" draw:text-style-name="P7" draw:layer="layout" svg:width="0.353cm" svg:height="0.309cm" svg:x="10.76cm" svg:y="11.487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9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1" draw:layer="layout" svg:width="27.991cm" svg:height="1.905cm" svg:x="0cm" svg:y="0cm" presentation:class="title" presentation:user-transformed="true">
          <draw:text-box>
            <text:p text:style-name="P10"><text:span text:style-name="T3">G</text:span><text:span text:style-name="T3">o</text:span><text:span text:style-name="T3">v</text:span><text:span text:style-name="T3">e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E</text:span><text:span text:style-name="T3">q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3" draw:text-style-name="P7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7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7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7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7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7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7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7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7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7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7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7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3" draw:text-style-name="P7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7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7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7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7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7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7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7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7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7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7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7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7" draw:text-style-name="P12" draw:layer="layout" svg:width="5.017cm" svg:height="0.958cm" svg:x="1.847cm" svg:y="2.539cm">
          <draw:text-box>
            <text:p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i</text:span><text:span text:style-name="T4">t</text:span><text:span text:style-name="T4">y</text:span><text:span text:style-name="T4">:</text:span></text:p>
          </draw:text-box>
        </draw:frame>
        <draw:frame draw:style-name="gr7" draw:text-style-name="P12" draw:layer="layout" svg:width="5.017cm" svg:height="0.958cm" svg:x="1.908cm" svg:y="3.766cm">
          <draw:text-box>
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:</text:span></text:p>
          </draw:text-box>
        </draw:frame>
        <draw:frame draw:style-name="gr8" draw:text-style-name="P12" draw:layer="layout" svg:width="5.713cm" svg:height="3.446cm" svg:x="2.184cm" svg:y="12.954cm">
          <draw:text-box>
            <text:p><text:span text:style-name="T5">F</text:span><text:span text:style-name="T5">i</text:span><text:span text:style-name="T5">n</text:span><text:span text:style-name="T5">a</text:span><text:span text:style-name="T5">l</text:span><text:span text:style-name="T5"> </text:span><text:span text:style-name="T5">M</text:span><text:span text:style-name="T5">o</text:span><text:span text:style-name="T5">m</text:span><text:span text:style-name="T5">e</text:span><text:span text:style-name="T5">n</text:span><text:span text:style-name="T5">t</text:span><text:span text:style-name="T5">u</text:span><text:span text:style-name="T5">m</text:span><text:span text:style-name="T5"> </text:span><text:span text:style-name="T5">E</text:span><text:span text:style-name="T5">q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5">:</text:span></text:p>
          </draw:text-box>
        </draw:frame>
        <draw:custom-shape draw:style-name="gr9" draw:text-style-name="P13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4.444cm" svg:height="1.529cm" svg:x="2.125cm" svg:y="5.547cm">
          <draw:text-box>
            <text:p><text:span text:style-name="T5">F</text:span><text:span text:style-name="T5">o</text:span><text:span text:style-name="T5">r</text:span><text:span text:style-name="T5">c</text:span><text:span text:style-name="T5">e</text:span><text:span text:style-name="T5"> </text:span><text:span text:style-name="T5">A</text:span><text:span text:style-name="T5">d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text:span text:style-name="T5">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3" draw:text-style-name="P7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3" draw:text-style-name="P7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7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3" draw:text-style-name="P7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3" draw:text-style-name="P7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3" draw:text-style-name="P7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3" draw:text-style-name="P7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3" draw:text-style-name="P7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7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3" draw:text-style-name="P7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3" draw:text-style-name="P7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3" draw:text-style-name="P7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3" draw:text-style-name="P7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3" draw:text-style-name="P7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7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3" draw:text-style-name="P7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3" draw:text-style-name="P7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7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3" draw:text-style-name="P7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3" draw:text-style-name="P7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3" draw:text-style-name="P7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3" draw:text-style-name="P7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3" draw:text-style-name="P7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3" draw:text-style-name="P7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7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3" draw:text-style-name="P7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3" draw:text-style-name="P7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3" draw:text-style-name="P7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3" draw:text-style-name="P7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7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3" draw:text-style-name="P7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3" draw:text-style-name="P7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3" draw:text-style-name="P7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3" draw:text-style-name="P7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3" draw:text-style-name="P7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3" draw:text-style-name="P7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3" draw:text-style-name="P7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3" draw:text-style-name="P7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3" draw:text-style-name="P7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3" draw:text-style-name="P7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3" draw:text-style-name="P7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3" draw:text-style-name="P7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3" draw:text-style-name="P7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3" draw:text-style-name="P7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3" draw:text-style-name="P7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7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3" draw:text-style-name="P7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3" draw:text-style-name="P7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7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3" draw:text-style-name="P7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7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3" draw:text-style-name="P7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7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3" draw:text-style-name="P7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7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3" draw:text-style-name="P7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3" draw:text-style-name="P7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3" draw:text-style-name="P7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3" draw:text-style-name="P7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3" draw:text-style-name="P7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3" draw:text-style-name="P7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3" draw:text-style-name="P7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3" draw:text-style-name="P7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7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3" draw:text-style-name="P7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3" draw:text-style-name="P7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7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3" draw:text-style-name="P7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3" draw:text-style-name="P7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3" draw:text-style-name="P7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3" draw:text-style-name="P7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3" draw:text-style-name="P7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3" draw:text-style-name="P7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3" draw:text-style-name="P7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3" draw:text-style-name="P7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3" draw:text-style-name="P7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3" draw:text-style-name="P7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3" draw:text-style-name="P7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3" draw:text-style-name="P7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3" draw:text-style-name="P7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3" draw:text-style-name="P7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3" draw:text-style-name="P7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3" draw:text-style-name="P7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3" draw:text-style-name="P7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3" draw:text-style-name="P7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3" draw:text-style-name="P7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3" draw:text-style-name="P7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3" draw:text-style-name="P7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3" draw:text-style-name="P7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3" draw:text-style-name="P7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3" draw:text-style-name="P7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3" draw:text-style-name="P7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3" draw:text-style-name="P7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3" draw:text-style-name="P7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3" draw:text-style-name="P7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3" draw:text-style-name="P7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3" draw:text-style-name="P7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3" draw:text-style-name="P7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3" draw:text-style-name="P7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3" draw:text-style-name="P7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3" draw:text-style-name="P7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3" draw:text-style-name="P7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3" draw:text-style-name="P7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3" draw:text-style-name="P7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3" draw:text-style-name="P7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3" draw:text-style-name="P7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3" draw:text-style-name="P7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3" draw:text-style-name="P7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3" draw:text-style-name="P7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3" draw:text-style-name="P7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3" draw:text-style-name="P7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3" draw:text-style-name="P7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3" draw:text-style-name="P7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3" draw:text-style-name="P7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3" draw:text-style-name="P7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3" draw:text-style-name="P7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3" draw:text-style-name="P7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3" draw:text-style-name="P7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3" draw:text-style-name="P7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3" draw:text-style-name="P7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3" draw:text-style-name="P7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3" draw:text-style-name="P7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3" draw:text-style-name="P7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3" draw:text-style-name="P7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3" draw:text-style-name="P7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3" draw:text-style-name="P7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3" draw:text-style-name="P7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3" draw:text-style-name="P7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3" draw:text-style-name="P7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3" draw:text-style-name="P7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3" draw:text-style-name="P7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3" draw:text-style-name="P7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3" draw:text-style-name="P7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3" draw:text-style-name="P7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3" draw:text-style-name="P7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3" draw:text-style-name="P7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3" draw:text-style-name="P7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1" draw:text-style-name="P13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5" draw:layer="layout" svg:width="27.991cm" svg:height="1.905cm" svg:x="0cm" svg:y="0cm" presentation:class="title" presentation:user-transformed="true">
          <draw:text-box>
            <text:p text:style-name="P14"><text:span text:style-name="T1"><text:tab/></text:span><text:span text:style-name="T1">C</text:span><text:span text:style-name="T1">h</text:span><text:span text:style-name="T1">e</text:span><text:span text:style-name="T1">m</text:span><text:span text:style-name="T1">i</text:span><text:span text:style-name="T1">c</text:span><text:span text:style-name="T1">a</text:span><text:span text:style-name="T1">l</text:span><text:span text:style-name="T1"> </text:span><text:span text:style-name="T1">P</text:span><text:span text:style-name="T1">o</text:span><text:span text:style-name="T1">t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12" draw:text-style-name="P13" draw:layer="layout" svg:width="11.43cm" svg:height="1.27cm" svg:x="2.085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7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3" draw:text-style-name="P7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3" draw:text-style-name="P7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3" draw:text-style-name="P7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3" draw:text-style-name="P7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3" draw:text-style-name="P7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3" draw:text-style-name="P7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3" draw:text-style-name="P7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3" draw:text-style-name="P7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3" draw:text-style-name="P7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3" draw:text-style-name="P7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3" draw:text-style-name="P7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3" draw:text-style-name="P7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3" draw:text-style-name="P7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3" draw:text-style-name="P7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3" draw:text-style-name="P7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3" draw:text-style-name="P7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3" draw:text-style-name="P7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3" draw:text-style-name="P7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3" draw:text-style-name="P7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3" draw:text-style-name="P7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3" draw:text-style-name="P7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3" draw:text-style-name="P7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3" draw:text-style-name="P7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3" draw:text-style-name="P7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3" draw:text-style-name="P13" draw:layer="layout" svg:width="13.692cm" svg:height="3.32cm" svg:x="2.183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6" draw:layer="layout" svg:width="8.255cm" svg:height="1.665cm" svg:x="2.435cm" svg:y="5.054cm">
            <draw:text-box>
              <text:p><text:span text:style-name="T4">G</text:span><text:span text:style-name="T4">i</text:span><text:span text:style-name="T4">b</text:span><text:span text:style-name="T4">b</text:span><text:span text:style-name="T4">s</text:span><text:span text:style-name="T4">-</text:span><text:span text:style-name="T4">D</text:span><text:span text:style-name="T4">u</text:span><text:span text:style-name="T4">h</text:span><text:span text:style-name="T4">e</text:span><text:span text:style-name="T4">m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3" draw:text-style-name="P7" draw:layer="layout" svg:width="0.379cm" svg:height="0.46cm" svg:x="2.758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3" draw:text-style-name="P7" draw:layer="layout" svg:width="0.623cm" svg:height="0.364cm" svg:x="3.394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3" draw:text-style-name="P7" draw:layer="layout" svg:width="0.427cm" svg:height="0.508cm" svg:x="4.292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3" draw:text-style-name="P7" draw:layer="layout" svg:width="0.353cm" svg:height="0.484cm" svg:x="4.781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3" draw:text-style-name="P7" draw:layer="layout" svg:width="0.271cm" svg:height="0.32cm" svg:x="5.169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3" draw:text-style-name="P7" draw:layer="layout" svg:width="0.547cm" svg:height="0.308cm" svg:x="5.485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3" draw:text-style-name="P7" draw:layer="layout" svg:width="0.149cm" svg:height="0.466cm" svg:x="6.071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3" draw:text-style-name="P7" draw:layer="layout" svg:width="0.267cm" svg:height="0.32cm" svg:x="6.267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3" draw:text-style-name="P7" draw:layer="layout" svg:width="0.315cm" svg:height="0.32cm" svg:x="6.585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3" draw:text-style-name="P7" draw:layer="layout" svg:width="0.155cm" svg:height="0.484cm" svg:x="6.929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413cm" svg:height="0.476cm" svg:x="7.361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3" draw:text-style-name="P7" draw:layer="layout" svg:width="0.309cm" svg:height="0.32cm" svg:x="7.815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3" draw:text-style-name="P7" draw:layer="layout" svg:width="0.219cm" svg:height="0.436cm" svg:x="8.159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3" draw:text-style-name="P7" draw:layer="layout" svg:width="0.271cm" svg:height="0.32cm" svg:x="8.43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3" draw:text-style-name="P7" draw:layer="layout" svg:width="0.351cm" svg:height="0.308cm" svg:x="8.754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3" draw:text-style-name="P7" draw:layer="layout" svg:width="0.219cm" svg:height="0.436cm" svg:x="9.114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3" draw:text-style-name="P7" draw:layer="layout" svg:width="0.149cm" svg:height="0.466cm" svg:x="9.398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3" draw:text-style-name="P7" draw:layer="layout" svg:width="0.315cm" svg:height="0.32cm" svg:x="9.6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3" draw:text-style-name="P7" draw:layer="layout" svg:width="0.155cm" svg:height="0.484cm" svg:x="9.944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3" draw:text-style-name="P7" draw:layer="layout" svg:width="0.073cm" svg:height="0.3cm" svg:x="10.178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3" draw:text-style-name="P7" draw:layer="layout" svg:width="0.369cm" svg:height="0.516cm" svg:x="10.805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3" draw:text-style-name="P7" draw:layer="layout" svg:width="0.285cm" svg:height="0.44cm" svg:x="11.174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3" draw:text-style-name="P7" draw:layer="layout" svg:width="0.501cm" svg:height="0.476cm" svg:x="11.557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3" draw:text-style-name="P7" draw:layer="layout" svg:width="0.301cm" svg:height="0.22cm" svg:x="12.01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3" draw:text-style-name="P7" draw:layer="layout" svg:width="0.285cm" svg:height="0.44cm" svg:x="12.37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3" draw:text-style-name="P7" draw:layer="layout" svg:width="0.467cm" svg:height="0.163cm" svg:x="12.95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31cm" svg:height="0.46cm" svg:x="13.682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3" draw:text-style-name="P7" draw:layer="layout" svg:width="0.369cm" svg:height="0.516cm" svg:x="14.052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3" draw:text-style-name="P7" draw:layer="layout" svg:width="0.301cm" svg:height="0.22cm" svg:x="14.427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3" draw:text-style-name="P7" draw:layer="layout" svg:width="0.381cm" svg:height="0.46cm" svg:x="14.817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3" draw:text-style-name="P7" draw:layer="layout" svg:width="0.379cm" svg:height="0.46cm" svg:x="10.669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3" draw:text-style-name="P7" draw:layer="layout" svg:width="0.467cm" svg:height="0.163cm" svg:x="11.305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3" draw:text-style-name="P7" draw:layer="layout" svg:width="0.379cm" svg:height="0.46cm" svg:x="12.028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3" draw:text-style-name="P7" draw:layer="layout" svg:width="0.147cm" svg:height="0.328cm" svg:x="12.454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3" draw:text-style-name="P7" draw:layer="layout" svg:width="0.253cm" svg:height="0.344cm" svg:x="12.658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3" draw:text-style-name="P7" draw:layer="layout" svg:width="0.467cm" svg:height="0.466cm" svg:x="13.152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3" draw:text-style-name="P7" draw:layer="layout" svg:width="0.381cm" svg:height="0.46cm" svg:x="13.836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3" draw:text-style-name="P7" draw:layer="layout" svg:width="0.299cm" svg:height="0.22cm" svg:x="14.261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3" draw:text-style-name="P7" draw:layer="layout" svg:width="0.147cm" svg:height="0.328cm" svg:x="14.609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3" draw:text-style-name="P7" draw:layer="layout" svg:width="0.253cm" svg:height="0.344cm" svg:x="14.813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5" draw:text-style-name="P16" draw:layer="layout" svg:width="7.62cm" svg:height="1.102cm" svg:x="2.105cm" svg:y="2.901cm">
          <draw:text-box>
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3" draw:text-style-name="P7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7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7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7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7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7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7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7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7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3" draw:text-style-name="P7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3" draw:text-style-name="P7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3" draw:text-style-name="P7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3" draw:text-style-name="P7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3" draw:text-style-name="P7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7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3" draw:text-style-name="P7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7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3" draw:text-style-name="P7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3" draw:text-style-name="P7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3" draw:text-style-name="P7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7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3" draw:text-style-name="P7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3" draw:text-style-name="P7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3" draw:text-style-name="P7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3" draw:text-style-name="P7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6" draw:text-style-name="P13" draw:layer="layout" svg:width="22.86cm" svg:height="3.175cm" svg:x="1.90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3" draw:text-style-name="P7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3" draw:text-style-name="P7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3" draw:text-style-name="P7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3" draw:text-style-name="P7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3" draw:text-style-name="P7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3" draw:text-style-name="P7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3" draw:text-style-name="P7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3" draw:text-style-name="P7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3" draw:text-style-name="P7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3" draw:text-style-name="P7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3" draw:text-style-name="P7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3" draw:text-style-name="P7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3" draw:text-style-name="P7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3" draw:text-style-name="P7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3" draw:text-style-name="P7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3" draw:text-style-name="P7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7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3" draw:text-style-name="P7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3" draw:text-style-name="P7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3" draw:text-style-name="P7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3" draw:text-style-name="P7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3" draw:text-style-name="P7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3" draw:text-style-name="P7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3" draw:text-style-name="P7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3" draw:text-style-name="P7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3" draw:text-style-name="P7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3" draw:text-style-name="P7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3" draw:text-style-name="P7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3" draw:text-style-name="P7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3" draw:text-style-name="P7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3" draw:text-style-name="P7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3" draw:text-style-name="P7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3" draw:text-style-name="P7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3" draw:text-style-name="P7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3" draw:text-style-name="P7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17" draw:text-style-name="P16" draw:layer="layout" svg:width="20.955cm" svg:height="1.27cm" svg:x="2.065cm" svg:y="9.053cm">
          <draw:text-box>
            <text:p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h</text:span><text:span text:style-name="T4">e</text:span><text:span text:style-name="T4">m</text:span><text:span text:style-name="T4">i</text:span><text:span text:style-name="T4">c</text:span><text:span text:style-name="T4">a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8.032cm" svg:height="2.54cm" svg:x="0cm" svg:y="0cm" presentation:class="title">
          <draw:text-box>
            <text:p>Free Energy Formulation </text:p>
          </draw:text-box>
        </draw:frame>
        <draw:frame draw:style-name="gr18" draw:text-style-name="P17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 dN  $$§svg§600§TRUE§</svg:desc>
          <draw:path draw:style-name="gr3" draw:text-style-name="P7" draw:layer="layout" svg:width="0.333cm" svg:height="0.491cm" svg:x="10.16cm" svg:y="3.36cm" svg:viewBox="0 0 334 492" svg:d="M334 8c0-2 0-8-8-8-12 0-78 6-90 8-6 0-10 4-10 12 0 10 6 10 18 10 32 0 34 4 34 12-1 5-1 9-2 14-14 55-28 110-42 165-12-26-32-46-64-46-82 0-170 104-170 206 0 66 38 111 94 111 14 0 48-2 90-51 6 30 32 51 64 51 26 0 42-15 52-37 12-26 22-68 22-70 0-6-6-6-8-6-8 0-8 2-10 12-12 46-24 86-54 86-18 0-20-18-20-32 0-16 0-22 4-34 33-135 67-269 100-403zM188 403c-4 12-4 14-14 24-30 40-60 50-80 50-34 0-44-38-44-66 0-34 22-120 38-152 22-42 54-68 82-68 46 0 56 58 56 62s-2 8-2 12c-12 46-24 92-36 138z">
            <text:p/>
          </draw:path>
          <draw:path draw:style-name="gr3" draw:text-style-name="P7" draw:layer="layout" svg:width="0.499cm" svg:height="0.474cm" svg:x="10.524cm" svg:y="3.37cm" svg:viewBox="0 0 500 475" svg:d="M186 247c23 0 45 0 68 0 54 0 60 12 60 32 0 6 0 14-6 34-2 4-2 6-2 8 0 6 4 8 8 8 8 0 8-2 12-14 13-50 25-101 38-152 2-7 2-9 2-11-3-3-1-8-8-8s-8 4-12 16c-14 53-30 65-90 65-21 0-43 0-64 0 15-59 31-118 46-177 6-24 6-26 38-26 31 0 61 0 92 0 86 0 102 22 102 76 0 16 0 20-2 38 0 10 0 10 0 12 0 4 2 10 8 10 8 0 8-4 10-18 5-41 9-82 14-122 2-18-2-18-20-18-115 0-229 0-344 0-14 0-22 0-22 14 0 8 8 8 20 8 26 0 46 0 46 12 0 2 0 4-4 16-31 123-61 247-92 371-6 28-8 32-64 32-12 0-20 0-20 14 0 8 8 8 10 8 22 0 74-2 94-2 22 0 82 2 104 2 6 0 16 0 16-12 0-6-4-6-6-8s-2-2-18-2-20 0-38 0c-20-2-22-6-22-14 0-2 0-6 4-16 14-59 28-117 42-176z">
            <text:p/>
          </draw:path>
          <draw:path draw:style-name="gr3" draw:text-style-name="P7" draw:layer="layout" svg:width="0.465cm" svg:height="0.162cm" svg:x="11.282cm" svg:y="3.589cm" svg:viewBox="0 0 466 163" svg:d="M444 28c10 0 22 0 22-14s-12-14-22-14c-141 0-281 0-422 0-8 0-22 0-22 14s14 14 24 14c140 0 280 0 420 0zM444 163c10 0 22 0 22-13 0-14-12-14-22-14-140 0-280 0-420 0-10 0-24 0-24 14 0 13 14 13 22 13 141 0 281 0 422 0z">
            <text:p/>
          </draw:path>
          <draw:path draw:style-name="gr3" draw:text-style-name="P7" draw:layer="layout" svg:width="0.429cm" svg:height="0.027cm" svg:x="12.042cm" svg:y="3.657cm" svg:viewBox="0 0 430 28" svg:d="M406 28c12 0 24 0 24-14s-12-14-24-14c-127 0-255 0-382 0-10 0-24 0-24 14s14 14 24 14c127 0 255 0 382 0z">
            <text:p/>
          </draw:path>
          <draw:path draw:style-name="gr3" draw:text-style-name="P7" draw:layer="layout" svg:width="0.415cm" svg:height="0.507cm" svg:x="12.567cm" svg:y="3.352cm" svg:viewBox="0 0 416 508" svg:d="M416 8c0-4-2-8-8-8-4 0-4 0-12 10-11 13-23 27-34 40-18-32-56-50-100-50-90 0-174 80-174 165 0 56 36 88 72 100 25 6 51 12 76 18 26 8 64 18 64 76 0 62-58 127-126 127-44 0-122-15-122-101 0-18 2-34 4-38 0-2 0-4 0-6 0-6-4-6-8-6s-4 0-6 2c-4 2-42 161-42 163 0 6 2 8 6 8s6 0 14-10c11-13 23-26 34-39 30 39 78 49 118 49 96 0 180-93 180-179 0-48-24-72-36-82-16-16-26-20-88-36-16-4-42-10-48-12-18-6-42-26-42-63 0-56 56-116 122-116 58 0 102 30 102 108 0 22-4 35-4 39 3 2 0 6 10 6 6 0 8-2 10-13 13-51 25-102 38-152z">
            <text:p/>
          </draw:path>
          <draw:path draw:style-name="gr3" draw:text-style-name="P7" draw:layer="layout" svg:width="0.333cm" svg:height="0.491cm" svg:x="13.029cm" svg:y="3.36cm" svg:viewBox="0 0 334 492" svg:d="M334 8c0-2 0-8-8-8-12 0-78 6-90 8-6 0-10 4-10 12 0 10 6 10 18 10 32 0 34 4 34 12-1 5-1 9-2 14-14 55-28 110-42 165-12-26-32-46-64-46-82 0-170 104-170 206 0 66 38 111 94 111 14 0 48-2 90-51 6 30 32 51 64 51 26 0 42-15 52-37 12-26 22-68 22-70 0-6-6-6-8-6-8 0-8 2-10 12-12 46-24 86-54 86-18 0-20-18-20-32 0-16 0-22 4-34 33-135 67-269 100-403zM188 403c-4 12-4 14-14 24-30 40-60 50-80 50-34 0-44-38-44-66 0-34 22-120 38-152 22-42 54-68 82-68 46 0 56 58 56 62s-2 8-2 12c-12 46-24 92-36 138z">
            <text:p/>
          </draw:path>
          <draw:path draw:style-name="gr3" draw:text-style-name="P7" draw:layer="layout" svg:width="0.477cm" svg:height="0.472cm" svg:x="13.383cm" svg:y="3.372cm" svg:viewBox="0 0 478 473" svg:d="M284 48c4-18 8-24 16-26 6 0 30 0 44 0 72 0 102 2 102 56 0 12-2 38-4 58-2 2-2 10-2 12 0 4 2 10 8 10 8 0 8-6 10-16 6-41 12-82 18-122 2-4 2-10 2-12 0-8-6-8-18-8-130 0-260 0-390 0-18 0-18 0-24 14-14 41-28 82-42 124-1 4-4 10-4 12 0 4 4 8 10 8s6-4 10-16c38-108 58-120 162-120 9 0 17 0 26 0 20 0 20 2 20 8 0 4-2 12-2 14-31 125-63 250-94 375-8 26-10 32-84 32-26 0-30 0-30 14 0 8 8 8 12 8 20 0 38 0 58 0s40-2 60-2 38 2 58 2 42 0 60 0c8 0 16 0 16-14 0-8-6-8-24-8s-26 0-44 0c-20-2-26-4-26-16 1-5 0-4 2-14 31-125 63-249 94-373z">
            <text:p/>
          </draw:path>
          <draw:path draw:style-name="gr3" draw:text-style-name="P7" draw:layer="layout" svg:width="0.429cm" svg:height="0.027cm" svg:x="14.089cm" svg:y="3.657cm" svg:viewBox="0 0 430 28" svg:d="M406 28c12 0 24 0 24-14s-12-14-24-14c-127 0-255 0-382 0-10 0-24 0-24 14s14 14 24 14c127 0 255 0 382 0z">
            <text:p/>
          </draw:path>
          <draw:path draw:style-name="gr3" draw:text-style-name="P7" draw:layer="layout" svg:width="0.501cm" svg:height="0.476cm" svg:x="14.761cm" svg:y="3.368cm" svg:viewBox="0 0 502 477" svg:d="M186 255c40 0 80 0 120 0 98 0 196-72 196-149 0-54-46-106-138-106-76 0-152 0-228 0-12 0-20 0-20 12 0 10 6 10 20 10 8 0 22 0 30 0 12 2 16 4 16 12 0 2-2 4-4 14-31 125-63 250-94 375-6 28-8 32-64 32-12 0-20 0-20 14 0 8 10 8 12 8 20 0 68-2 88-2 16 0 30 2 46 2s30 0 46 0c4 0 14 0 14-14 0-8-8-8-20-8-26 0-46 0-46-12 0-4 2-8 2-12 15-59 29-117 44-176zM236 48c6-24 8-26 38-26 23 0 45 0 68 0 58 0 96 18 96 66 0 28-14 87-42 113-36 32-78 36-108 36-33 0-67 0-100 0 16-63 32-126 48-189z">
            <text:p/>
          </draw:path>
          <draw:path draw:style-name="gr3" draw:text-style-name="P7" draw:layer="layout" svg:width="0.333cm" svg:height="0.491cm" svg:x="15.311cm" svg:y="3.36cm" svg:viewBox="0 0 334 492" svg:d="M334 8c0-2 0-8-10-8s-76 6-88 8c-6 0-10 4-10 12 0 10 6 10 16 10 34 0 36 4 36 12-1 5-1 9-2 14-14 55-28 110-42 165-14-26-34-46-66-46-82 0-168 104-168 206 0 66 38 111 94 111 14 0 48-2 90-51 6 30 30 51 64 51 24 0 42-15 52-37 12-26 22-68 22-70 0-6-6-6-10-6-6 0-6 2-8 12-12 46-26 86-54 86-20 0-22-18-22-32 0-16 2-22 4-34 34-135 68-269 102-403zM188 403c-4 12-4 14-14 24-32 40-60 50-80 50-34 0-44-38-44-66 0-34 22-120 38-152 22-42 54-68 82-68 46 0 56 58 56 62s-2 8-2 12c-12 46-24 92-36 138z">
            <text:p/>
          </draw:path>
          <draw:path draw:style-name="gr3" draw:text-style-name="P7" draw:layer="layout" svg:width="0.307cm" svg:height="0.316cm" svg:x="15.669cm" svg:y="3.535cm" svg:viewBox="0 0 308 317" svg:d="M308 50c0-38-18-50-30-50-18 0-36 18-36 34 0 10 4 14 12 22 14 14 24 32 24 56 0 30-44 189-126 189-36 0-52-24-52-60 0-40 20-89 42-147 4-12 8-22 8-36 0-32-22-58-58-58-66 0-92 102-92 108 0 8 6 8 8 8 8 0 8-2 12-14 20-70 50-86 70-86 6 0 18 0 18 22 0 18-8 36-12 50-32 79-40 113-40 143 0 74 62 86 94 86 118 0 158-231 158-267z">
            <text:p/>
          </draw:path>
          <draw:path draw:style-name="gr3" draw:text-style-name="P7" draw:layer="layout" svg:width="0.467cm" svg:height="0.464cm" svg:x="16.209cm" svg:y="3.438cm" svg:viewBox="0 0 468 465" svg:d="M248 247c65 0 131 0 196 0 10 0 24 0 24-14s-14-14-24-14c-65 0-131 0-196 0 0-65 0-131 0-197 0-10 0-22-14-22s-14 12-14 22c0 66 0 132 0 197-65 0-131 0-196 0-10 0-24 0-24 14s14 14 24 14c65 0 131 0 196 0 0 65 0 130 0 196 0 10 0 22 14 22s14-12 14-22c0-66 0-131 0-196z">
            <text:p/>
          </draw:path>
          <draw:path draw:style-name="gr3" draw:text-style-name="P7" draw:layer="layout" svg:width="0.381cm" svg:height="0.46cm" svg:x="16.892cm" svg:y="3.535cm" svg:viewBox="0 0 382 461" svg:d="M142 64c4-14 10-42 10-44 0-12-8-20-20-20-2 0-22 2-28 26-33 135-67 270-100 405-4 8-4 10-4 12 0 10 8 18 20 18 16 0 24-12 26-14 2-8 12-44 38-152 22 20 54 22 68 22 50 0 76-32 94-50 6 30 32 50 62 50 26 0 42-16 52-38 12-26 22-68 22-70 0-6-6-6-8-6-8 0-8 2-10 12-12 46-26 86-54 86-18 0-22-18-22-32s10-48 16-72c6-25 12-50 18-75 2-10 10-38 12-48 4-16 12-42 12-46 0-14-10-20-22-20-2 0-20 0-26 24-11 44-23 88-34 131-8 34-16 64-18 72 0 2-34 66-92 66-34 0-52-22-52-60 0-20 6-40 10-60 10-39 20-78 30-117z">
            <text:p/>
          </draw:path>
          <draw:path draw:style-name="gr3" draw:text-style-name="P7" draw:layer="layout" svg:width="0.333cm" svg:height="0.491cm" svg:x="17.324cm" svg:y="3.36cm" svg:viewBox="0 0 334 492" svg:d="M334 8c0-2 0-8-10-8s-76 6-88 8c-6 0-10 4-10 12 0 10 6 10 16 10 34 0 36 4 36 12-1 5-1 9-2 14-14 55-28 110-42 165-14-26-34-46-66-46-82 0-168 104-168 206 0 66 38 111 92 111 14 0 50-2 92-51 6 30 30 51 64 51 24 0 40-15 52-37 12-26 22-68 22-70 0-6-8-6-10-6-6 0-8 2-10 12-12 46-24 86-52 86-20 0-22-18-22-32 0-16 2-22 4-34 34-135 68-269 102-403zM188 403c-4 12-4 14-14 24-32 40-60 50-80 50-34 0-44-38-44-66 0-34 22-120 38-152 22-42 54-68 82-68 46 0 54 58 54 62s0 8-2 12c-11 46-23 92-34 138z">
            <text:p/>
          </draw:path>
          <draw:path draw:style-name="gr3" draw:text-style-name="P7" draw:layer="layout" svg:width="0.591cm" svg:height="0.476cm" svg:x="17.688cm" svg:y="3.368cm" svg:viewBox="0 0 592 477" svg:d="M504 74c8-28 20-50 76-52 4 0 12-2 12-14 0-2 0-8-10-8-22 0-46 2-70 2s-48-2-72-2c-4 0-12 0-12 14 0 8 6 8 12 8 40 0 48 14 48 30 0 2-2 12-2 14-26 103-52 207-78 311-52-122-104-243-156-365-6-12-6-12-22-12-31 0-63 0-94 0-14 0-22 0-22 14 0 8 8 8 20 8 4 0 48 0 48 6-31 125-63 250-94 375-6 28-18 50-76 52-4 0-12 2-12 14 0 6 4 8 10 8 22 0 46-2 70-2s48 2 72 2c4 0 12 0 12-14 0-6-6-8-14-8-40 0-46-16-46-30 0-6 2-8 4-16 31-123 61-246 92-369 2 4 2 6 6 12 59 137 117 275 176 413 4 12 6 12 12 12 8 0 8-2 12-14 33-130 65-260 98-389z">
            <text:p/>
          </draw:path>
        </draw:g>
        <draw:g>
          <svg:title>TexMaths</svg:title>
          <svg:desc>20§latex§$$\text{If } \mathcal{F} = F /V  \text{ is the free energy density, We have :  }  p = \mu \rho - \mathcal{F}  $$ §svg§600§TRUE§</svg:desc>
          <draw:path draw:style-name="gr3" draw:text-style-name="P7" draw:layer="layout" svg:width="0.213cm" svg:height="0.476cm" svg:x="2.165cm" svg:y="4.565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3" draw:text-style-name="P7" draw:layer="layout" svg:width="0.227cm" svg:height="0.492cm" svg:x="2.423cm" svg:y="4.549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3" draw:text-style-name="P7" draw:layer="layout" svg:width="0.569cm" svg:height="0.5cm" svg:x="2.861cm" svg:y="4.563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6 0 66-4 78 12 2 4 0 10 2 14 2 2 4 2 6 2 16 0 54-22 54-40z">
            <text:p/>
          </draw:path>
          <draw:path draw:style-name="gr3" draw:text-style-name="P7" draw:layer="layout" svg:width="0.467cm" svg:height="0.165cm" svg:x="3.657cm" svg:y="4.784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3" draw:text-style-name="P7" draw:layer="layout" svg:width="0.499cm" svg:height="0.474cm" svg:x="4.387cm" svg:y="4.567cm" svg:viewBox="0 0 500 475" svg:d="M186 247c23 0 45 0 68 0 54 0 58 12 58 32 0 4 0 14-4 34-2 4-2 6-2 8 0 6 4 8 8 8 8 0 8-2 10-14 13-50 27-101 40-151 2-8 2-10 2-12s-1-8-8-8-8 4-12 16c-14 53-30 65-90 65-21 0-43 0-64 0 15-59 29-118 44-177 8-24 8-26 38-26 31 0 63 0 94 0 86 0 102 22 102 76 0 16 0 20-2 38-2 10-2 10-2 12 0 4 2 10 10 10 6 0 8-4 10-18 5-41 9-81 14-122 2-18-2-18-20-18-115 0-229 0-344 0-14 0-22 0-22 14 0 8 8 8 20 8 26 0 46 0 46 12 0 2 0 4-4 16-31 124-61 247-92 371-8 26-8 32-64 32-12 0-20 0-20 14 0 8 8 8 10 8 22 0 74-2 94-2 22 0 80 2 104 2 6 0 14 0 14-14 0-4-3-4-4-6-2-2-2-2-18-2s-20 0-38 0c-20-2-22-6-22-14 0-2 0-6 2-16 15-59 29-117 44-176z">
            <text:p/>
          </draw:path>
          <draw:path draw:style-name="gr3" draw:text-style-name="P7" draw:layer="layout" svg:width="0.273cm" svg:height="0.699cm" svg:x="4.909cm" svg:y="4.517cm" svg:viewBox="0 0 274 700" svg:d="M270 28c4-10 4-12 4-14 0-8-6-14-14-14-4 0-10 2-12 6-81 222-163 444-244 666-4 10-4 12-4 14 0 8 6 14 14 14 10 0 12-6 16-18 80-218 160-436 240-654z">
            <text:p/>
          </draw:path>
          <draw:path draw:style-name="gr3" draw:text-style-name="P7" draw:layer="layout" svg:width="0.501cm" svg:height="0.492cm" svg:x="5.261cm" svg:y="4.565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4 16 14 16 12 0 14-4 20-12 84-134 168-268 252-401z">
            <text:p/>
          </draw:path>
          <draw:path draw:style-name="gr3" draw:text-style-name="P7" draw:layer="layout" svg:width="0.149cm" svg:height="0.466cm" svg:x="6.047cm" svg:y="4.575cm" svg:viewBox="0 0 150 467" svg:d="M100 158c-33 2-65 5-98 8 0 7 0 14 0 22 46 0 52 3 52 37 0 64 0 127 0 190 0 30-8 30-54 30 0 7 0 14 0 22 22 0 60-2 76-2 24 0 50 2 74 2 0-8 0-15 0-22-46 0-50-2-50-30 0-86 0-172 0-257zM104 36c0-22-18-36-38-36-22 0-38 18-38 36 0 20 16 38 38 38 20 0 38-16 38-38z">
            <text:p/>
          </draw:path>
          <draw:path draw:style-name="gr3" draw:text-style-name="P7" draw:layer="layout" svg:width="0.229cm" svg:height="0.32cm" svg:x="6.241cm" svg:y="4.728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2 84 2 6 8 6 10 6 8 0 8-2 8-16 0-24 0-48 0-72 0-10 0-16-8-16-2 0-4 0-14 8-2 4-8 10-12 12-26-20-54-20-66-20-84 0-112 48-112 86 0 24 12 44 30 60 24 18 42 22 94 32z">
            <text:p/>
          </draw:path>
          <draw:path draw:style-name="gr3" draw:text-style-name="P7" draw:layer="layout" svg:width="0.219cm" svg:height="0.436cm" svg:x="6.743cm" svg:y="4.613cm" svg:viewBox="0 0 220 437" svg:d="M108 150c33 0 67 0 100 0 0-8 0-15 0-22-33 0-67 0-100 0 0-43 0-85 0-128-6 0-12 0-18 0 0 56-22 132-90 134 0 5 0 10 0 16 20 0 40 0 60 0 0 64 0 129 0 193 0 86 66 94 90 94 50 0 70-50 70-94 0-13 0-27 0-40-6 0-12 0-18 0 0 13 0 25 0 38 0 52-20 78-46 78-48 0-48-64-48-76 0-64 0-129 0-193z">
            <text:p/>
          </draw:path>
          <draw:path draw:style-name="gr3" draw:text-style-name="P7" draw:layer="layout" svg:width="0.353cm" svg:height="0.484cm" svg:x="7.024cm" svg:y="4.557cm" svg:viewBox="0 0 354 485" svg:d="M56 433c0 30-8 30-56 30 0 7 0 14 0 22 26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3" draw:text-style-name="P7" draw:layer="layout" svg:width="0.271cm" svg:height="0.32cm" svg:x="7.412cm" svg:y="4.728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7" draw:layer="layout" svg:width="0.227cm" svg:height="0.492cm" svg:x="7.962cm" svg:y="4.549cm" svg:viewBox="0 0 228 493" svg:d="M100 191c0-27 0-54 0-81 0-60 34-94 64-94 2 0 14 0 24 4-8 4-22 12-22 30 0 16 12 30 32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3" draw:text-style-name="P7" draw:layer="layout" svg:width="0.235cm" svg:height="0.308cm" svg:x="8.174cm" svg:y="4.732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7" draw:layer="layout" svg:width="0.271cm" svg:height="0.32cm" svg:x="8.448cm" svg:y="4.728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7" draw:layer="layout" svg:width="0.271cm" svg:height="0.32cm" svg:x="8.762cm" svg:y="4.728cm" svg:viewBox="0 0 272 321" svg:d="M58 138c4-104 64-122 88-122 72 0 78 94 78 122-55 0-111 0-166 0zM58 152c65 0 131 0 196 0 16 0 18 0 18-14 0-70-38-138-126-138-82 0-146 72-146 160 0 93 74 161 154 161 86 0 118-78 118-92 0-6-6-8-10-8-6 0-8 4-10 10-24 72-86 72-94 72-36 0-64-20-80-46-20-34-20-79-20-105z">
            <text:p/>
          </draw:path>
          <draw:path draw:style-name="gr3" draw:text-style-name="P7" draw:layer="layout" svg:width="0.271cm" svg:height="0.32cm" svg:x="9.308cm" svg:y="4.728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7" draw:layer="layout" svg:width="0.351cm" svg:height="0.308cm" svg:x="9.624cm" svg:y="4.732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3" draw:text-style-name="P7" draw:layer="layout" svg:width="0.271cm" svg:height="0.32cm" svg:x="10.01cm" svg:y="4.728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7" draw:layer="layout" svg:width="0.235cm" svg:height="0.308cm" svg:x="10.324cm" svg:y="4.732cm" svg:viewBox="0 0 236 309" svg:d="M96 78c0-26 0-52 0-78-32 3-64 5-96 8 0 7 0 15 0 22 48 0 54 4 54 40 0 62 0 125 0 187 0 30-8 30-54 30 0 8 0 15 0 22 26 0 60-2 80-2 28 0 60 0 88 2 0-7 0-14 0-22-5 0-9 0-14 0-52 0-54-8-54-32 0-36 0-71 0-107 0-70 30-132 84-132 4 0 6 0 8 0-4 2-18 10-18 28 0 20 16 30 32 30 12 0 30-7 30-30s-22-44-52-44c-52 0-78 48-88 78z">
            <text:p/>
          </draw:path>
          <draw:path draw:style-name="gr3" draw:text-style-name="P7" draw:layer="layout" svg:width="0.321cm" svg:height="0.46cm" svg:x="10.598cm" svg:y="4.724cm" svg:viewBox="0 0 322 461" svg:d="M136 197c-60 0-60-69-60-85 0-20 0-42 10-60 6-8 22-28 50-28 62 0 62 70 62 86 0 20 0 42-12 60-4 8-22 27-50 27zM56 225c0-4 0-20 12-34 26 20 56 22 68 22 66 0 114-47 114-101 0-26-10-52-28-68 26-24 50-28 64-28 2 0 4 0 6 0-8 4-12 12-12 20 0 12 10 20 22 20 6 0 20-4 20-20 0-12-8-36-36-36-14 0-46 4-74 34-30-24-60-26-76-26-64 0-114 48-114 102 0 32 16 58 34 72-10 11-22 33-22 59 0 20 10 48 32 62-44 12-66 42-66 70 0 50 70 88 156 88 82 0 156-36 156-90 0-24-10-60-46-80-38-20-78-20-120-20-18 0-48 0-54 0-22-2-36-24-36-46zM156 445c-70 0-120-36-120-72 0-32 28-58 58-60 14 0 28 0 42 0 60 0 140 0 140 60 0 38-50 72-120 72z">
            <text:p/>
          </draw:path>
          <draw:path draw:style-name="gr3" draw:text-style-name="P7" draw:layer="layout" svg:width="0.343cm" svg:height="0.444cm" svg:x="10.944cm" svg:y="4.74cm" svg:viewBox="0 0 344 445" svg:d="M278 66c18-44 54-44 66-44 0-7 0-15 0-22-16 2-38 2-54 2-12 0-46-2-60-2 0 7 0 15 0 22 22 0 32 12 32 30 0 6 0 8-4 16-23 58-47 116-70 173-26-63-52-126-78-189-4-6-6-10-6-12 0-18 26-18 40-18 0-7 0-15 0-22-18 0-64 2-76 2-20 0-48 0-68-2 0 7 0 15 0 22 34 0 46 0 56 24 35 85 71 170 106 255-4 10-14 32-18 42-16 38-34 86-80 86-4 0-20 0-32-12 20-2 26-18 26-30 0-18-12-28-28-28s-30 8-30 30c0 30 30 56 64 56 44 0 74-40 90-80 41-100 83-199 124-299z">
            <text:p/>
          </draw:path>
          <draw:path draw:style-name="gr3" draw:text-style-name="P7" draw:layer="layout" svg:width="0.345cm" svg:height="0.492cm" svg:x="11.56cm" svg:y="4.557cm" svg:viewBox="0 0 346 493" svg:d="M242 447c0 15 0 30 0 46 35-3 69-6 104-8 0-8 0-15 0-22-50 0-56-4-56-38 0-142 0-283 0-425-33 3-67 5-100 8 0 7 0 15 0 22 48 0 54 4 54 38 0 50 0 101 0 151-20-26-50-43-88-43-82 0-156 69-156 159 0 88 68 158 148 158 46 0 76-24 94-46zM242 259c0 48 0 96 0 144 0 12 0 14-8 26-20 34-52 48-82 48-32 0-58-18-74-44-18-30-20-70-20-98 0-26 2-68 22-100 14-22 40-44 78-44 26 0 54 10 76 42 8 12 8 14 8 26z">
            <text:p/>
          </draw:path>
          <draw:path draw:style-name="gr3" draw:text-style-name="P7" draw:layer="layout" svg:width="0.271cm" svg:height="0.32cm" svg:x="11.946cm" svg:y="4.728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7" draw:layer="layout" svg:width="0.353cm" svg:height="0.308cm" svg:x="12.26cm" svg:y="4.732cm" svg:viewBox="0 0 354 309" svg:d="M56 70c0 62 0 125 0 187 0 30-8 30-56 30 0 8 0 15 0 22 26 0 62-2 80-2s54 2 78 2c0-7 0-14 0-22-46 0-54 0-54-30 0-43 0-86 0-129 0-72 50-112 94-112 46 0 52 38 52 78 0 54 0 109 0 163 0 30-6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3" draw:text-style-name="P7" draw:layer="layout" svg:width="0.229cm" svg:height="0.32cm" svg:x="12.652cm" svg:y="4.728cm" svg:viewBox="0 0 230 321" svg:d="M122 178c16 4 74 13 74 63 0 36-24 64-80 64-58 0-84-40-98-98-2-10-2-12-8-12-10 0-10 4-10 16 0 32 0 63 0 94 0 12 0 16 8 16 4 0 4 0 18-14 0-2 0-2 14-16 30 30 62 30 76 30 82 0 114-46 114-98 0-35-22-57-30-65-22-22-50-28-80-34-40-8-86-16-86-58 0-24 18-52 78-52 78 0 82 62 82 84 2 6 8 6 10 6 8 0 8-2 8-16 0-24 0-48 0-72 0-10 0-16-8-16-4 0-4 0-14 8-2 4-8 10-12 12-26-20-56-20-66-20-86 0-112 48-112 86 0 24 12 44 30 60 22 18 42 22 92 32z">
            <text:p/>
          </draw:path>
          <draw:path draw:style-name="gr3" draw:text-style-name="P7" draw:layer="layout" svg:width="0.149cm" svg:height="0.466cm" svg:x="12.93cm" svg:y="4.575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3" draw:text-style-name="P7" draw:layer="layout" svg:width="0.219cm" svg:height="0.436cm" svg:x="13.114cm" svg:y="4.613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3" draw:text-style-name="P7" draw:layer="layout" svg:width="0.343cm" svg:height="0.444cm" svg:x="13.368cm" svg:y="4.74cm" svg:viewBox="0 0 344 445" svg:d="M278 66c18-44 54-44 66-44 0-7 0-15 0-22-16 2-36 2-52 2-14 0-46-2-62-2 0 7 0 15 0 22 22 0 34 12 34 30 0 6-2 8-4 16-24 58-48 116-72 173-26-63-52-126-78-189-2-6-4-10-4-12 0-18 26-18 40-18 0-7 0-15 0-22-20 0-66 2-78 2-18 0-46 0-68-2 0 7 0 15 0 22 34 0 48 0 58 24 35 85 69 170 104 255-2 10-12 32-16 42-16 38-36 86-80 86-4 0-20 0-34-12 22-2 28-18 28-30 0-18-14-28-30-28-14 0-30 8-30 30 0 30 30 56 66 56 44 0 72-40 90-80 41-100 81-199 122-299z">
            <text:p/>
          </draw:path>
          <draw:path draw:style-name="gr3" draw:text-style-name="P7" draw:layer="layout" svg:width="0.081cm" svg:height="0.208cm" svg:x="13.728cm" svg:y="4.968cm" svg:viewBox="0 0 82 209" svg:d="M82 74c0-46-16-74-44-74-26 0-38 19-38 38s12 36 38 36c10 0 18-4 26-10 1 0 1 0 2 0 0 3 0 0 0 10 0 44-20 88-50 119-4 4-4 6-4 8 0 4 2 8 6 8 8 0 64-55 64-135z">
            <text:p/>
          </draw:path>
          <draw:path draw:style-name="gr3" draw:text-style-name="P7" draw:layer="layout" svg:width="0.695cm" svg:height="0.492cm" svg:x="14.11cm" svg:y="4.565cm" svg:viewBox="0 0 696 493" svg:d="M626 68c12-40 42-46 70-46 0-7 0-15 0-22-20 0-42 2-64 2-20 0-66-2-84-2 0 7 0 15 0 22 48 0 62 22 62 36 0 4-2 10-4 14-35 108-71 215-106 323-37-114-75-229-112-343 0-2-2-6-2-10 0-20 40-20 60-20 0-7 0-15 0-22-26 2-73 2-100 2s-58-2-86-2c0 7 0 15 0 22 40 0 54 0 62 24 5 17 11 33 16 50-33 99-65 199-98 299-37-114-75-229-112-343-2-2-2-8-2-10 0-20 40-20 60-20 0-7 0-15 0-22-26 2-73 2-100 2s-58-2-86-2c0 7 0 15 0 22 52 0 56 2 64 28 47 143 93 286 140 429 2 6 4 14 14 14s10-6 14-14c39-119 77-237 116-355 39 118 77 236 116 355 2 6 4 14 14 14s10-6 14-14c45-137 89-274 134-411z">
            <text:p/>
          </draw:path>
          <draw:path draw:style-name="gr3" draw:text-style-name="P7" draw:layer="layout" svg:width="0.271cm" svg:height="0.32cm" svg:x="14.78cm" svg:y="4.728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7" draw:layer="layout" svg:width="0.353cm" svg:height="0.484cm" svg:x="15.33cm" svg:y="4.557cm" svg:viewBox="0 0 354 485" svg:d="M54 433c0 30-8 30-54 30 0 7 0 14 0 22 24 0 60-2 80-2 18 0 54 2 78 2 0-8 0-15 0-22-48 0-54 0-54-30 0-43 0-87 0-130 0-72 50-112 94-112s52 38 52 78c0 55 0 109 0 164 0 30-8 30-54 30 0 7 0 14 0 22 24 0 60-2 78-2s56 2 80 2c0-8 0-15 0-22-38 0-54 0-56-20 0-45 0-89 0-134 0-60 0-82-22-108-10-12-32-25-72-25-60 0-90 41-102 69 0-81 0-163 0-245-34 3-68 5-102 8 0 7 0 15 0 22 50 0 54 4 54 38 0 121 0 243 0 365z">
            <text:p/>
          </draw:path>
          <draw:path draw:style-name="gr3" draw:text-style-name="P7" draw:layer="layout" svg:width="0.315cm" svg:height="0.32cm" svg:x="15.728cm" svg:y="4.728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6 26 76 90 0 8 0 17 0 26-36 2-86 4-130 24-54 24-70 59-70 91 0 56 68 74 112 74 46 0 78-28 92-60zM200 146c0 23 0 46 0 69 0 66-52 90-84 90-34 0-62-24-62-60 0-38 30-95 146-99z">
            <text:p/>
          </draw:path>
          <draw:path draw:style-name="gr3" draw:text-style-name="P7" draw:layer="layout" svg:width="0.341cm" svg:height="0.308cm" svg:x="16.044cm" svg:y="4.74cm" svg:viewBox="0 0 342 309" svg:d="M278 68c6-16 18-46 64-46 0-7 0-15 0-22-16 2-36 2-52 2s-50-2-62-2c0 7 0 15 0 22 26 0 34 16 34 30 0 6 0 10-4 16-24 60-48 120-72 179-26-65-52-130-78-195-4-10-4-10-4-12 0-18 28-18 40-18 0-7 0-15 0-22-22 0-60 2-76 2-20 0-48 0-68-2 0 7 0 15 0 22 44 0 46 4 56 26 33 82 67 165 100 247 4 10 7 14 16 14s12-6 14-14c31-76 61-151 92-227z">
            <text:p/>
          </draw:path>
          <draw:path draw:style-name="gr3" draw:text-style-name="P7" draw:layer="layout" svg:width="0.271cm" svg:height="0.32cm" svg:x="16.399cm" svg:y="4.728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7" draw:layer="layout" svg:width="0.073cm" svg:height="0.3cm" svg:x="16.987cm" svg:y="4.74cm" svg:viewBox="0 0 74 301" svg:d="M74 38c0-22-16-38-36-38s-38 17-38 38 18 36 38 36 36-16 36-36zM74 265c0-22-16-38-36-38s-38 17-38 38 18 36 38 36 36-16 36-36z">
            <text:p/>
          </draw:path>
          <draw:path draw:style-name="gr3" draw:text-style-name="P7" draw:layer="layout" svg:width="0.367cm" svg:height="0.444cm" svg:x="17.411cm" svg:y="4.732cm" svg:viewBox="0 0 368 445" svg:d="M56 395c-6 24-8 28-38 28-10 0-18 0-18 14 0 6 4 8 10 8 20 0 40-2 60-2 22 0 46 2 68 2 4 0 14 0 14-14 0-8-8-8-18-8-34 0-34-4-34-10 0-10 28-124 34-140 8 20 28 44 64 44 82 0 170-102 170-205 0-66-40-112-94-112-34 0-68 26-92 52-6-36-36-52-62-52-34 0-46 28-52 40-14 24-22 66-22 68 0 8 6 8 8 8 6 0 8-2 12-16 12-50 26-84 50-84 12 0 22 6 22 32 0 16-2 24-4 36-26 104-52 207-78 311zM178 92c6-20 24-40 38-50 24-22 44-26 56-26 28 0 46 24 46 66s-24 121-36 147c-24 50-58 72-84 72-46 0-56-58-56-62 0-2 0-2 2-12 11-45 23-90 34-135z">
            <text:p/>
          </draw:path>
          <draw:path draw:style-name="gr3" draw:text-style-name="P7" draw:layer="layout" svg:width="0.467cm" svg:height="0.165cm" svg:x="18.023cm" svg:y="4.784cm" svg:viewBox="0 0 468 166" svg:d="M444 30c10 0 24-1 24-16s-14-14-24-14c-141 0-281 0-422 0-8 0-22-1-22 14s14 16 24 16c140 0 280 0 420 0zM444 166c10 0 24 1 24-14s-14-16-24-16c-140 0-280 0-420 0-10 0-24 1-24 16s14 14 22 14c141 0 281 0 422 0z">
            <text:p/>
          </draw:path>
          <draw:path draw:style-name="gr3" draw:text-style-name="P7" draw:layer="layout" svg:width="0.379cm" svg:height="0.46cm" svg:x="18.747cm" svg:y="4.732cm" svg:viewBox="0 0 380 461" svg:d="M140 64c4-14 12-42 12-44 0-12-10-20-22-20-2 0-22 2-28 26-33 135-67 270-100 405-2 8-1 7-2 10 0 12 8 20 20 20 14 0 22-12 24-14 2-8 12-44 38-152 22 20 54 22 68 22 50 0 78-32 94-52 6 32 32 52 64 52 24 0 40-16 52-38 12-26 20-68 20-70 0-6-6-6-8-6-8 0-8 2-10 12-12 46-24 86-54 86-18 0-20-18-20-32 0-16 8-48 14-72 7-25 13-50 20-75 2-10 8-38 12-48 2-16 10-42 10-46 0-14-10-20-20-20-4 0-22 0-28 24-11 44-23 88-34 132-8 33-16 63-18 71 0 2-34 66-90 66-36 0-52-22-52-60 0-20 4-40 10-59 9-40 19-79 28-118z">
            <text:p/>
          </draw:path>
          <draw:path draw:style-name="gr3" draw:text-style-name="P7" draw:layer="layout" svg:width="0.331cm" svg:height="0.46cm" svg:x="19.169cm" svg:y="4.732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3" draw:text-style-name="P7" draw:layer="layout" svg:width="0.429cm" svg:height="0.029cm" svg:x="19.727cm" svg:y="4.852cm" svg:viewBox="0 0 430 30" svg:d="M404 30c12 0 26 1 26-14s-14-16-26-16c-127 0-253 0-380 0-12 0-24 1-24 16s12 14 24 14c127 0 253 0 380 0z">
            <text:p/>
          </draw:path>
          <draw:path draw:style-name="gr3" draw:text-style-name="P7" draw:layer="layout" svg:width="0.571cm" svg:height="0.5cm" svg:x="20.383cm" svg:y="4.563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19" draw:text-style-name="P13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" draw:layer="layout" svg:width="28.032cm" svg:height="2.54cm" svg:x="0cm" svg:y="0cm" presentation:class="title" presentation:user-transformed="true">
          <draw:text-box>
            <text:p text:style-name="P1">Van der Waals Equation of State</text:p>
          </draw:text-box>
        </draw:frame>
        <draw:g>
          <svg:title>TexMaths</svg:title>
          <svg:desc>20§latex§$$ p = \frac{\rho \theta}{1 - \rho b} - a \rho^2$$§svg§600§TRUE§</svg:desc>
          <draw:path draw:style-name="gr3" draw:text-style-name="P7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  <text:p/>
          </draw:path>
          <draw:path draw:style-name="gr3" draw:text-style-name="P7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  <text:p/>
          </draw:path>
          <draw:path draw:style-name="gr3" draw:text-style-name="P7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  <text:p/>
          </draw:path>
          <draw:path draw:style-name="gr3" draw:text-style-name="P7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  <text:p/>
          </draw:path>
          <draw:path draw:style-name="gr3" draw:text-style-name="P7" draw:layer="layout" svg:width="1.872cm" svg:height="0.027cm" svg:x="3.302cm" svg:y="3.622cm" svg:viewBox="0 0 1873 28" svg:d="M0 0c624 0 1249 0 1873 0 0 9 0 19 0 28-624 0-1249 0-1873 0 0-9 0-19 0-28z">
            <text:p/>
          </draw:path>
          <draw:path draw:style-name="gr3" draw:text-style-name="P7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  <text:p/>
          </draw:path>
          <draw:path draw:style-name="gr3" draw:text-style-name="P7" draw:layer="layout" svg:width="0.429cm" svg:height="0.027cm" svg:x="3.866cm" svg:y="4.103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  <text:p/>
          </draw:path>
          <draw:path draw:style-name="gr3" draw:text-style-name="P7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  <text:p/>
          </draw:path>
          <draw:path draw:style-name="gr3" draw:text-style-name="P7" draw:layer="layout" svg:width="0.429cm" svg:height="0.027cm" svg:x="5.474cm" svg:y="3.622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  <text:p/>
          </draw:path>
          <draw:path draw:style-name="gr3" draw:text-style-name="P7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  <text:p/>
          </draw:path>
          <draw:path draw:style-name="gr3" draw:text-style-name="P7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  <text:p/>
          </draw:path>
        </draw:g>
        <draw:g>
          <svg:title>TexMaths</svg:title>
          <svg:desc>20§latex§$$ a \rightarrow \text{Molecular attraction Force} $$§svg§600§TRUE§</svg:desc>
          <draw:path draw:style-name="gr3" draw:text-style-name="P7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  <text:p/>
          </draw:path>
          <draw:path draw:style-name="gr3" draw:text-style-name="P7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  <text:p/>
          </draw:path>
          <draw:path draw:style-name="gr3" draw:text-style-name="P7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  <text:p/>
          </draw:path>
          <draw:path draw:style-name="gr3" draw:text-style-name="P7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  <text:p/>
          </draw:path>
          <draw:path draw:style-name="gr3" draw:text-style-name="P7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  <text:p/>
          </draw:path>
          <draw:path draw:style-name="gr3" draw:text-style-name="P7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  <text:p/>
          </draw:path>
          <draw:path draw:style-name="gr3" draw:text-style-name="P7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  <text:p/>
          </draw:path>
          <draw:path draw:style-name="gr3" draw:text-style-name="P7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  <text:p/>
          </draw:path>
          <draw:path draw:style-name="gr3" draw:text-style-name="P7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  <text:p/>
          </draw:path>
          <draw:path draw:style-name="gr3" draw:text-style-name="P7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  <text:p/>
          </draw:path>
          <draw:path draw:style-name="gr3" draw:text-style-name="P7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  <text:p/>
          </draw:path>
          <draw:path draw:style-name="gr3" draw:text-style-name="P7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  <text:p/>
          </draw:path>
          <draw:path draw:style-name="gr3" draw:text-style-name="P7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  <text:p/>
          </draw:path>
          <draw:path draw:style-name="gr3" draw:text-style-name="P7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  <text:p/>
          </draw:path>
          <draw:path draw:style-name="gr3" draw:text-style-name="P7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  <text:p/>
          </draw:path>
          <draw:path draw:style-name="gr3" draw:text-style-name="P7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  <text:p/>
          </draw:path>
          <draw:path draw:style-name="gr3" draw:text-style-name="P7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  <text:p/>
          </draw:path>
          <draw:path draw:style-name="gr3" draw:text-style-name="P7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  <text:p/>
          </draw:path>
          <draw:path draw:style-name="gr3" draw:text-style-name="P7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  <text:p/>
          </draw:path>
          <draw:path draw:style-name="gr3" draw:text-style-name="P7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  <text:p/>
          </draw:path>
          <draw:path draw:style-name="gr3" draw:text-style-name="P7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  <text:p/>
          </draw:path>
          <draw:path draw:style-name="gr3" draw:text-style-name="P7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  <text:p/>
          </draw:path>
          <draw:path draw:style-name="gr3" draw:text-style-name="P7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  <text:p/>
          </draw:path>
          <draw:path draw:style-name="gr3" draw:text-style-name="P7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  <text:p/>
          </draw:path>
          <draw:path draw:style-name="gr3" draw:text-style-name="P7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  <text:p/>
          </draw:path>
          <draw:path draw:style-name="gr3" draw:text-style-name="P7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  <text:p/>
          </draw:path>
        </draw:g>
        <draw:g>
          <svg:title>TexMaths</svg:title>
          <svg:desc>20§latex§b \rightarrow \text{Volumetric correction}§svg§600§TRUE§</svg:desc>
          <draw:path draw:style-name="gr3" draw:text-style-name="P7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  <text:p/>
          </draw:path>
          <draw:path draw:style-name="gr3" draw:text-style-name="P7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  <text:p/>
          </draw:path>
          <draw:path draw:style-name="gr3" draw:text-style-name="P7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  <text:p/>
          </draw:path>
          <draw:path draw:style-name="gr3" draw:text-style-name="P7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3" draw:text-style-name="P7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  <text:p/>
          </draw:path>
          <draw:path draw:style-name="gr3" draw:text-style-name="P7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  <text:p/>
          </draw:path>
          <draw:path draw:style-name="gr3" draw:text-style-name="P7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  <text:p/>
          </draw:path>
          <draw:path draw:style-name="gr3" draw:text-style-name="P7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  <text:p/>
          </draw:path>
          <draw:path draw:style-name="gr3" draw:text-style-name="P7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  <text:p/>
          </draw:path>
          <draw:path draw:style-name="gr3" draw:text-style-name="P7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  <text:p/>
          </draw:path>
          <draw:path draw:style-name="gr3" draw:text-style-name="P7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  <text:p/>
          </draw:path>
          <draw:path draw:style-name="gr3" draw:text-style-name="P7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  <text:p/>
          </draw:path>
          <draw:path draw:style-name="gr3" draw:text-style-name="P7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  <text:p/>
          </draw:path>
          <draw:path draw:style-name="gr3" draw:text-style-name="P7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  <text:p/>
          </draw:path>
          <draw:path draw:style-name="gr3" draw:text-style-name="P7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  <text:p/>
          </draw:path>
          <draw:path draw:style-name="gr3" draw:text-style-name="P7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  <text:p/>
          </draw:path>
          <draw:path draw:style-name="gr3" draw:text-style-name="P7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  <text:p/>
          </draw:path>
          <draw:path draw:style-name="gr3" draw:text-style-name="P7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  <text:p/>
          </draw:path>
          <draw:path draw:style-name="gr3" draw:text-style-name="P7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  <text:p/>
          </draw:path>
          <draw:path draw:style-name="gr3" draw:text-style-name="P7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  <text:p/>
          </draw:path>
          <draw:path draw:style-name="gr3" draw:text-style-name="P7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  <text:p/>
          </draw:path>
          <draw:path draw:style-name="gr3" draw:text-style-name="P7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  <text:p/>
          </draw:path>
        </draw:g>
        <draw:g>
          <svg:title>TexMaths</svg:title>
          <svg:desc>20§latex§$$\theta = \frac{k_B T}{m}$$§svg§600§TRUE§</svg:desc>
          <draw:path draw:style-name="gr3" draw:text-style-name="P7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3" draw:text-style-name="P7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3" draw:text-style-name="P7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3" draw:text-style-name="P7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3" draw:text-style-name="P7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3" draw:text-style-name="P7" draw:layer="layout" svg:width="1.356cm" svg:height="0.027cm" svg:x="13.248cm" svg:y="3.807cm" svg:viewBox="0 0 1357 28" svg:d="M0 0c452 0 905 0 1357 0 0 9 0 19 0 28-452 0-905 0-1357 0 0-9 0-19 0-28z">
            <text:p/>
          </draw:path>
          <draw:path draw:style-name="gr3" draw:text-style-name="P7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7" draw:text-style-name="P17" draw:layer="layout" svg:width="2.748cm" svg:height="0.958cm" svg:x="8.682cm" svg:y="3.326cm">
          <draw:text-box>
            <text:p><text:span text:style-name="T4">W</text:span><text:span text:style-name="T4">h</text:span><text:span text:style-name="T4">e</text:span><text:span text:style-name="T4">r</text:span><text:span text:style-name="T4">e</text:span><text:span text:style-name="T4">,</text:span><text:span text:style-name="T4"> 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3" draw:text-style-name="P7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3" draw:text-style-name="P7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3" draw:text-style-name="P7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3" draw:text-style-name="P7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3" draw:text-style-name="P7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3" draw:text-style-name="P7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3" draw:text-style-name="P7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3" draw:text-style-name="P7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3" draw:text-style-name="P7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3" draw:text-style-name="P7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3" draw:text-style-name="P7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3" draw:text-style-name="P7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3" draw:text-style-name="P7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3" draw:text-style-name="P7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3" draw:text-style-name="P7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3" draw:text-style-name="P7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3" draw:text-style-name="P7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3" draw:text-style-name="P7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3" draw:text-style-name="P7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3" draw:text-style-name="P7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3" draw:text-style-name="P7" draw:layer="layout" svg:width="0.075cm" svg:height="0.301cm" svg:x="8.91cm" svg:y="7.103cm" svg:viewBox="0 0 76 302" svg:d="M76 36c0-20-18-36-38-36s-38 16-38 36 18 38 38 38 38-18 38-38zM76 264c0-20-18-36-38-36s-38 15-38 36 18 38 38 38 38-16 38-38z">
            <text:p/>
          </draw:path>
          <draw:path draw:style-name="gr3" draw:text-style-name="P7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3" draw:text-style-name="P7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3" draw:text-style-name="P7" draw:layer="layout" svg:width="0.775cm" svg:height="0.027cm" svg:x="10.028cm" svg:y="7.215cm" svg:viewBox="0 0 776 28" svg:d="M0 0c259 0 517 0 776 0 0 9 0 19 0 28-259 0-517 0-776 0 0-9 0-19 0-28z">
            <text:p/>
          </draw:path>
          <draw:path draw:style-name="gr3" draw:text-style-name="P7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3" draw:text-style-name="P7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3" draw:text-style-name="P7" draw:layer="layout" svg:width="0.029cm" svg:height="0.449cm" svg:x="10.99cm" svg:y="6.374cm" svg:viewBox="0 0 30 450" svg:d="M0 424c0 12 0 26 14 26 16 0 16-14 16-26 0-133 0-266 0-398 0-12 0-26-14-26-16 0-16 14-16 26 0 132 0 265 0 398z">
            <text:p/>
          </draw:path>
          <draw:path draw:style-name="gr3" draw:text-style-name="P7" draw:layer="layout" svg:width="0.029cm" svg:height="0.451cm" svg:x="10.99cm" svg:y="6.794cm" svg:viewBox="0 0 30 452" svg:d="M0 426c0 10 0 26 14 26 16 0 16-14 16-26 0-134 0-267 0-400 0-10 0-26-14-26-16 0-16 14-16 26 0 133 0 266 0 400z">
            <text:p/>
          </draw:path>
          <draw:path draw:style-name="gr3" draw:text-style-name="P7" draw:layer="layout" svg:width="0.029cm" svg:height="0.449cm" svg:x="10.99cm" svg:y="7.215cm" svg:viewBox="0 0 30 450" svg:d="M0 424c0 12 0 26 14 26 16 0 16-14 16-26 0-133 0-266 0-398 0-12 0-26-14-26-16 0-16 14-16 26 0 132 0 265 0 398z">
            <text:p/>
          </draw:path>
          <draw:path draw:style-name="gr3" draw:text-style-name="P7" draw:layer="layout" svg:width="0.029cm" svg:height="0.451cm" svg:x="10.99cm" svg:y="7.635cm" svg:viewBox="0 0 30 452" svg:d="M0 426c0 10 0 26 14 26 16 0 16-14 16-26 0-134 0-267 0-400 0-10 0-26-14-26-16 0-16 14-16 26 0 133 0 266 0 400z">
            <text:p/>
          </draw:path>
          <draw:path draw:style-name="gr3" draw:text-style-name="P7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3" draw:text-style-name="P7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3" draw:text-style-name="P7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3" draw:text-style-name="P7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3" draw:text-style-name="P7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3" draw:text-style-name="P7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3" draw:text-style-name="P7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3" draw:text-style-name="P7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3" draw:text-style-name="P7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3" draw:text-style-name="P7" draw:layer="layout" svg:width="1.089cm" svg:height="0.027cm" svg:x="15.493cm" svg:y="7.215cm" svg:viewBox="0 0 1090 28" svg:d="M0 0c363 0 727 0 1090 0 0 9 0 19 0 28-363 0-727 0-1090 0 0-9 0-19 0-28z">
            <text:p/>
          </draw:path>
          <draw:path draw:style-name="gr3" draw:text-style-name="P7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3" draw:text-style-name="P7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3" draw:text-style-name="P7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3" draw:text-style-name="P7" draw:layer="layout" svg:width="0.029cm" svg:height="0.449cm" svg:x="16.769cm" svg:y="6.374cm" svg:viewBox="0 0 30 450" svg:d="M0 424c0 12 0 26 16 26 14 0 14-14 14-26 0-133 0-266 0-398 0-12 0-26-14-26-16 0-16 14-16 26 0 132 0 265 0 398z">
            <text:p/>
          </draw:path>
          <draw:path draw:style-name="gr3" draw:text-style-name="P7" draw:layer="layout" svg:width="0.029cm" svg:height="0.451cm" svg:x="16.769cm" svg:y="6.794cm" svg:viewBox="0 0 30 452" svg:d="M0 426c0 10 0 26 16 26 14 0 14-14 14-26 0-134 0-267 0-400 0-10 0-26-14-26-16 0-16 14-16 26 0 133 0 266 0 400z">
            <text:p/>
          </draw:path>
          <draw:path draw:style-name="gr3" draw:text-style-name="P7" draw:layer="layout" svg:width="0.029cm" svg:height="0.449cm" svg:x="16.769cm" svg:y="7.215cm" svg:viewBox="0 0 30 450" svg:d="M0 424c0 12 0 26 16 26 14 0 14-14 14-26 0-133 0-266 0-398 0-12 0-26-14-26-16 0-16 14-16 26 0 132 0 265 0 398z">
            <text:p/>
          </draw:path>
          <draw:path draw:style-name="gr3" draw:text-style-name="P7" draw:layer="layout" svg:width="0.029cm" svg:height="0.451cm" svg:x="16.769cm" svg:y="7.635cm" svg:viewBox="0 0 30 452" svg:d="M0 426c0 10 0 26 16 26 14 0 14-14 14-26 0-134 0-267 0-400 0-10 0-26-14-26-16 0-16 14-16 26 0 133 0 266 0 400z">
            <text:p/>
          </draw:path>
          <draw:path draw:style-name="gr3" draw:text-style-name="P7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3" draw:text-style-name="P7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3" draw:text-style-name="P7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3" draw:text-style-name="P7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3" draw:text-style-name="P7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7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27 b \theta_c}{8}$$§svg§600§TRUE§</svg:desc>
          <draw:path draw:style-name="gr3" draw:text-style-name="P7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  <text:p/>
          </draw:path>
          <draw:path draw:style-name="gr3" draw:text-style-name="P7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  <text:p/>
          </draw:path>
          <draw:path draw:style-name="gr3" draw:text-style-name="P7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  <text:p/>
          </draw:path>
          <draw:path draw:style-name="gr3" draw:text-style-name="P7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  <text:p/>
          </draw:path>
          <draw:path draw:style-name="gr3" draw:text-style-name="P7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  <text:p/>
          </draw:path>
          <draw:path draw:style-name="gr3" draw:text-style-name="P7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  <text:p/>
          </draw:path>
          <draw:path draw:style-name="gr3" draw:text-style-name="P7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  <text:p/>
          </draw:path>
          <draw:path draw:style-name="gr3" draw:text-style-name="P7" draw:layer="layout" svg:width="1.618cm" svg:height="0.027cm" svg:x="7.662cm" svg:y="9.263cm" svg:viewBox="0 0 1619 28" svg:d="M809 28c-269 0-539 0-809 0 0-9 0-19 0-28 540 0 1079 0 1619 0 0 9 0 19 0 28-270 0-540 0-810 0z">
            <text:p/>
          </draw:path>
          <draw:path draw:style-name="gr3" draw:text-style-name="P7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  <text:p/>
          </draw:path>
        </draw:g>
        <draw:g>
          <svg:title>TexMaths</svg:title>
          <svg:desc>20§latex§$$ b = \frac{1}{3\rho_c} $$§svg§600§TRUE§</svg:desc>
          <draw:path draw:style-name="gr3" draw:text-style-name="P7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  <text:p/>
          </draw:path>
          <draw:path draw:style-name="gr3" draw:text-style-name="P7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  <text:p/>
          </draw:path>
          <draw:path draw:style-name="gr3" draw:text-style-name="P7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  <text:p/>
          </draw:path>
          <draw:path draw:style-name="gr3" draw:text-style-name="P7" draw:layer="layout" svg:width="0.999cm" svg:height="0.027cm" svg:x="11.187cm" svg:y="9.207cm" svg:viewBox="0 0 1000 28" svg:d="M0 0c333 0 667 0 1000 0 0 9 0 19 0 28-333 0-667 0-1000 0 0-9 0-19 0-28z">
            <text:p/>
          </draw:path>
          <draw:path draw:style-name="gr3" draw:text-style-name="P7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  <text:p/>
          </draw:path>
          <draw:path draw:style-name="gr3" draw:text-style-name="P7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3" draw:text-style-name="P7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  <text:p/>
          </draw:path>
        </draw:g>
        <draw:frame draw:style-name="gr18" draw:text-style-name="P17" draw:layer="layout" svg:width="5.715cm" svg:height="0.958cm" svg:x="1.653cm" svg:y="8.75cm">
          <draw:text-box>
            <text:p><text:span text:style-name="T4">S</text:span><text:span text:style-name="T4">o</text:span><text:span text:style-name="T4">l</text:span><text:span text:style-name="T4">v</text:span><text:span text:style-name="T4">i</text:span><text:span text:style-name="T4">n</text:span><text:span text:style-name="T4">g</text:span><text:span text:style-name="T4"> </text:span><text:span text:style-name="T4">g</text:span><text:span text:style-name="T4">i</text:span><text:span text:style-name="T4">v</text:span><text:span text:style-name="T4">e</text:span><text:span text:style-name="T4">s</text:span><text:span text:style-name="T4">,</text:span></text:p>
          </draw:text-box>
        </draw:frame>
        <draw:frame draw:style-name="gr20" draw:text-style-name="P17" draw:layer="layout" svg:width="0.635cm" svg:height="0.89cm" svg:x="9.264cm" svg:y="8.623cm">
          <draw:text-box>
            <text:p>;</text:p>
          </draw:text-box>
        </draw:frame>
        <draw:custom-shape draw:style-name="gr21" draw:text-style-name="P13" draw:layer="layout" svg:width="22.86cm" svg:height="4.445cm" svg:x="1.27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3" draw:text-style-name="P7" draw:layer="layout" svg:width="0.571cm" svg:height="0.502cm" svg:x="12.04cm" svg:y="11.57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3" draw:text-style-name="P7" draw:layer="layout" svg:width="0.299cm" svg:height="0.22cm" svg:x="12.626cm" svg:y="11.55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3" draw:text-style-name="P7" draw:layer="layout" svg:width="0.147cm" svg:height="0.328cm" svg:x="12.974cm" svg:y="11.44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3" draw:text-style-name="P7" draw:layer="layout" svg:width="0.251cm" svg:height="0.344cm" svg:x="13.18cm" svg:y="11.43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3" draw:text-style-name="P7" draw:layer="layout" svg:width="0.465cm" svg:height="0.163cm" svg:x="13.712cm" svg:y="11.8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7" draw:layer="layout" svg:width="0.429cm" svg:height="0.027cm" svg:x="14.471cm" svg:y="11.871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21cm" svg:height="0.316cm" svg:x="14.987cm" svg:y="11.74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3" draw:text-style-name="P7" draw:layer="layout" svg:width="0.331cm" svg:height="0.46cm" svg:x="15.351cm" svg:y="11.74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3" draw:text-style-name="P7" draw:layer="layout" svg:width="0.217cm" svg:height="0.324cm" svg:x="15.725cm" svg:y="11.44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3" draw:text-style-name="P7" draw:layer="layout" svg:width="0.429cm" svg:height="0.027cm" svg:x="16.223cm" svg:y="11.871cm" svg:viewBox="0 0 430 28" svg:d="M406 28c12 0 24 0 24-14s-12-14-24-14c-127 0-253 0-380 0-12 0-26 0-26 14s14 14 26 14c127 0 253 0 380 0z">
            <text:p/>
          </draw:path>
          <draw:path draw:style-name="gr3" draw:text-style-name="P7" draw:layer="layout" svg:width="0.331cm" svg:height="0.46cm" svg:x="16.889cm" svg:y="11.74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3" draw:text-style-name="P7" draw:layer="layout" svg:width="0.289cm" svg:height="0.5cm" svg:x="17.261cm" svg:y="11.56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3" draw:text-style-name="P7" draw:layer="layout" svg:width="0.155cm" svg:height="0.484cm" svg:x="17.721cm" svg:y="11.57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3" draw:text-style-name="P7" draw:layer="layout" svg:width="0.311cm" svg:height="0.32cm" svg:x="17.913cm" svg:y="11.74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3" draw:text-style-name="P7" draw:layer="layout" svg:width="0.319cm" svg:height="0.462cm" svg:x="18.265cm" svg:y="11.74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3" draw:text-style-name="P7" draw:layer="layout" svg:width="0.163cm" svg:height="0.699cm" svg:x="18.675cm" svg:y="11.53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3" draw:text-style-name="P7" draw:layer="layout" svg:width="0.231cm" svg:height="0.464cm" svg:x="18.94cm" svg:y="11.59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3" draw:text-style-name="P7" draw:layer="layout" svg:width="0.429cm" svg:height="0.027cm" svg:x="19.444cm" svg:y="11.871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29cm" svg:height="0.46cm" svg:x="20.11cm" svg:y="11.74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7" draw:layer="layout" svg:width="0.257cm" svg:height="0.492cm" svg:x="20.484cm" svg:y="11.57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3" draw:text-style-name="P7" draw:layer="layout" svg:width="0.163cm" svg:height="0.699cm" svg:x="20.792cm" svg:y="11.53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3" draw:text-style-name="P7" draw:layer="layout" svg:width="0.379cm" svg:height="0.46cm" svg:x="11.43cm" svg:y="13.41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3" draw:text-style-name="P7" draw:layer="layout" svg:width="0.299cm" svg:height="0.221cm" svg:x="11.856cm" svg:y="13.21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3" draw:text-style-name="P7" draw:layer="layout" svg:width="0.149cm" svg:height="0.331cm" svg:x="12.202cm" svg:y="13.10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3" draw:text-style-name="P7" draw:layer="layout" svg:width="0.253cm" svg:height="0.345cm" svg:x="12.408cm" svg:y="13.09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3" draw:text-style-name="P7" draw:layer="layout" svg:width="0.467cm" svg:height="0.165cm" svg:x="12.94cm" svg:y="13.46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3" draw:text-style-name="P7" draw:layer="layout" svg:width="0.427cm" svg:height="0.029cm" svg:x="13.702cm" svg:y="13.531cm" svg:viewBox="0 0 428 30" svg:d="M404 30c12 0 24-1 24-16s-12-14-24-14c-127 0-253 0-380 0-12 0-24-1-24 14s12 16 24 16c127 0 253 0 380 0z">
            <text:p/>
          </draw:path>
          <draw:path draw:style-name="gr3" draw:text-style-name="P7" draw:layer="layout" svg:width="0.281cm" svg:height="0.466cm" svg:x="14.224cm" svg:y="13.25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3" draw:text-style-name="P7" draw:layer="layout" svg:width="0.321cm" svg:height="0.317cm" svg:x="14.567cm" svg:y="13.41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3" draw:text-style-name="P7" draw:layer="layout" svg:width="0.331cm" svg:height="0.46cm" svg:x="14.933cm" svg:y="13.41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3" draw:text-style-name="P7" draw:layer="layout" svg:width="0.429cm" svg:height="0.029cm" svg:x="15.489cm" svg:y="13.531cm" svg:viewBox="0 0 430 30" svg:d="M406 30c10 0 24-1 24-16s-14-14-24-14c-127 0-255 0-382 0-12 0-24-1-24 14s12 16 24 16c127 0 255 0 382 0z">
            <text:p/>
          </draw:path>
          <draw:path draw:style-name="gr3" draw:text-style-name="P7" draw:layer="layout" svg:width="0.289cm" svg:height="0.5cm" svg:x="16.163cm" svg:y="13.22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3" draw:text-style-name="P7" draw:layer="layout" svg:width="0.155cm" svg:height="0.484cm" svg:x="16.623cm" svg:y="13.23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3" draw:text-style-name="P7" draw:layer="layout" svg:width="0.311cm" svg:height="0.321cm" svg:x="16.815cm" svg:y="13.40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3" draw:text-style-name="P7" draw:layer="layout" svg:width="0.319cm" svg:height="0.462cm" svg:x="17.167cm" svg:y="13.40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3" draw:text-style-name="P7" draw:layer="layout" svg:width="0.163cm" svg:height="0.7cm" svg:x="17.577cm" svg:y="13.19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3" draw:text-style-name="P7" draw:layer="layout" svg:width="0.231cm" svg:height="0.466cm" svg:x="17.843cm" svg:y="13.25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3" draw:text-style-name="P7" draw:layer="layout" svg:width="0.429cm" svg:height="0.029cm" svg:x="18.347cm" svg:y="13.531cm" svg:viewBox="0 0 430 30" svg:d="M404 30c12 0 26-1 26-16s-14-14-26-14c-127 0-253 0-380 0-12 0-24-1-24 14s12 16 24 16c127 0 253 0 380 0z">
            <text:p/>
          </draw:path>
          <draw:path draw:style-name="gr3" draw:text-style-name="P7" draw:layer="layout" svg:width="0.331cm" svg:height="0.46cm" svg:x="19.013cm" svg:y="13.41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3" draw:text-style-name="P7" draw:layer="layout" svg:width="0.259cm" svg:height="0.492cm" svg:x="19.387cm" svg:y="13.23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3" draw:text-style-name="P7" draw:layer="layout" svg:width="0.161cm" svg:height="0.7cm" svg:x="19.697cm" svg:y="13.19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3" draw:text-style-name="P7" draw:layer="layout" svg:width="0.467cm" svg:height="0.464cm" svg:x="20.125cm" svg:y="13.31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3" draw:text-style-name="P7" draw:layer="layout" svg:width="0.331cm" svg:height="0.46cm" svg:x="21.498cm" svg:y="12.93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3" draw:text-style-name="P7" draw:layer="layout" svg:width="0.257cm" svg:height="0.494cm" svg:x="21.874cm" svg:y="12.76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3" draw:text-style-name="P7" draw:layer="layout" svg:width="1.875cm" svg:height="0.029cm" svg:x="20.872cm" svg:y="13.531cm" svg:viewBox="0 0 1876 30" svg:d="M938 30c-313 0-625 0-938 0 0-10 0-20 0-30 625 0 1250 0 1876 0 0 10 0 20 0 30-313 0-626 0-938 0z">
            <text:p/>
          </draw:path>
          <draw:path draw:style-name="gr3" draw:text-style-name="P7" draw:layer="layout" svg:width="0.231cm" svg:height="0.466cm" svg:x="20.934cm" svg:y="13.73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3" draw:text-style-name="P7" draw:layer="layout" svg:width="0.429cm" svg:height="0.027cm" svg:x="21.438cm" svg:y="14.012cm" svg:viewBox="0 0 430 28" svg:d="M404 28c12 0 26 0 26-14s-14-14-26-14c-127 0-253 0-380 0-12 0-24 0-24 14s12 14 24 14c127 0 253 0 380 0z">
            <text:p/>
          </draw:path>
          <draw:path draw:style-name="gr3" draw:text-style-name="P7" draw:layer="layout" svg:width="0.331cm" svg:height="0.46cm" svg:x="22.104cm" svg:y="13.89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3" draw:text-style-name="P7" draw:layer="layout" svg:width="0.259cm" svg:height="0.494cm" svg:x="22.478cm" svg:y="13.71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3" draw:text-style-name="P7" draw:layer="layout" svg:width="0.289cm" svg:height="0.5cm" svg:x="22.862cm" svg:y="13.22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2" draw:text-style-name="P17" draw:layer="layout" svg:width="10.16cm" svg:height="1.529cm" svg:x="1.905cm" svg:y="11.363cm">
          <draw:text-box>
            <text:p>Non-Ideal Helmholtz Free Energy: </text:p>
          </draw:text-box>
        </draw:frame>
        <draw:frame draw:style-name="gr23" draw:text-style-name="P17" draw:layer="layout" svg:width="9.134cm" svg:height="0.89cm" svg:x="1.905cm" svg:y="13.08cm">
          <draw:text-box>
            <text:p>Non-Ideal Chemical Potential: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frame presentation:style-name="pr7" draw:text-style-name="P1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7" draw:text-style-name="P1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5T11:48:09.100941213</dc:date>
    <meta:editing-duration>PT6H57M19S</meta:editing-duration>
    <meta:editing-cycles>58</meta:editing-cycles>
    <meta:document-statistic meta:object-count="877"/>
  </office:meta>
</office:document-meta>
</file>